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2.3071in"/>
    </style:style>
    <style:style style:name="co6" style:family="table-column">
      <style:table-column-properties fo:break-before="auto" style:column-width="1.0035in"/>
    </style:style>
    <style:style style:name="co7" style:family="table-column">
      <style:table-column-properties fo:break-before="auto" style:column-width="0.9055in"/>
    </style:style>
    <style:style style:name="co8" style:family="table-column">
      <style:table-column-properties fo:break-before="auto" style:column-width="1.1228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11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2.0346in"/>
    </style:style>
    <style:style style:name="co13" style:family="table-column">
      <style:table-column-properties fo:break-before="auto" style:column-width="2.3098in"/>
    </style:style>
    <style:style style:name="co14" style:family="table-column">
      <style:table-column-properties fo:break-before="auto" style:column-width="1.8193in"/>
    </style:style>
    <style:style style:name="co15" style:family="table-column">
      <style:table-column-properties fo:break-before="auto" style:column-width="2.2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DejaVu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 style:data-style-name="N122"/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start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/>
      <style:text-properties fo:color="#000000" style:font-name="DejaVu San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start"/>
      <style:text-properties fo:color="#000000" style:text-outline="false" style:text-line-through-styl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DejaVu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Menlo" fo:font-size="8pt" style:font-size-asian="8pt" style:font-size-complex="8pt"/>
    </style:style>
    <style:style style:name="ce19" style:family="table-cell" style:parent-style-name="Default">
      <style:table-cell-properties fo:background-color="#ccff00"/>
      <style:text-properties fo:color="#000000" style:text-outline="false" style:text-line-through-style="none" style:font-name="Menl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font-name="Menlo" fo:font-size="8pt" style:font-size-asian="8pt" style:font-size-complex="8pt"/>
    </style:style>
    <style:style style:name="ce21" style:family="table-cell" style:parent-style-name="Default">
      <style:table-cell-properties fo:background-color="#ccff00"/>
      <style:text-properties style:font-name="Menlo" fo:font-size="8pt" style:font-size-asian="8pt" style:font-size-complex="8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4"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fo:background-color="transparent"/>
      <style:text-properties fo:color="#000000" style:text-outline="false" style:text-line-through-style="none" style:font-name="Menlo-Regula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ff66"/>
      <style:text-properties fo:color="#000000"/>
    </style:style>
    <style:style style:name="ce29" style:family="table-cell" style:parent-style-name="Default">
      <style:table-cell-properties fo:background-color="#00ff66"/>
    </style:style>
    <style:style style:name="ce30" style:family="table-cell" style:parent-style-name="Default" style:data-style-name="N4"/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largest block size</text:p>
          </table:table-cell>
          <table:table-cell table:style-name="ce6" office:value-type="string" calcext:value-type="string">
            <text:p>rank</text:p>
          </table:table-cell>
          <table:table-cell table:style-name="ce8" office:value-type="string" calcext:value-type="string">
            <text:p>T WM (s)</text:p>
          </table:table-cell>
          <table:table-cell table:style-name="ce6" office:value-type="string" calcext:value-type="string">
            <text:p>estimation T WM</text:p>
          </table:table-cell>
          <table:table-cell table:style-name="ce6" office:value-type="string" calcext:value-type="string">
            <text:p>en heures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746" calcext:value-type="float">
            <text:p>5746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4676" calcext:value-type="float">
            <text:p>2.94676</text:p>
          </table:table-cell>
          <table:table-cell table:style-name="ce9" table:formula="of:=0.00000002*MIN([.B2:.C2])*[.D2]" office:value-type="float" office:value="7.370352" calcext:value-type="float">
            <text:p>7</text:p>
          </table:table-cell>
          <table:table-cell table:style-name="ce10" table:formula="of:=[.H2]/3600" office:value-type="float" office:value="0.00204732" calcext:value-type="float">
            <text:p>0.0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5.data/M0,5-D6.sms.gz</text:p>
          </table:table-cell>
          <table:table-cell table:style-name="ce7" office:value-type="float" office:value="7260" calcext:value-type="float">
            <text:p>7260</text:p>
          </table:table-cell>
          <table:table-cell table:style-name="ce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7" office:value-type="float" office:value="5075" calcext:value-type="float">
            <text:p>5075</text:p>
          </table:table-cell>
          <table:table-cell table:style-name="ce7" office:value-type="float" office:value="5358" calcext:value-type="float">
            <text:p>5358</text:p>
          </table:table-cell>
          <table:table-cell office:value-type="float" office:value="2.98373" calcext:value-type="float">
            <text:p>2.98373</text:p>
          </table:table-cell>
          <table:table-cell table:style-name="ce9" table:formula="of:=0.00000002*MIN([.B3:.C3])*[.D3]" office:value-type="float" office:value="7.370352" calcext:value-type="float">
            <text:p>7</text:p>
          </table:table-cell>
          <table:table-cell table:style-name="ce10" table:formula="of:=[.H3]/3600" office:value-type="float" office:value="0.002047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cat_ears_4_4.sms.gz</text:p>
          </table:table-cell>
          <table:table-cell office:value-type="float" office:value="19020" calcext:value-type="float">
            <text:p>19020</text:p>
          </table:table-cell>
          <table:table-cell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office:value-type="float" office:value="757" calcext:value-type="float">
            <text:p>757</text:p>
          </table:table-cell>
          <table:table-cell office:value-type="float" office:value="19020" calcext:value-type="float">
            <text:p>19020</text:p>
          </table:table-cell>
          <table:table-cell office:value-type="float" office:value="36.6536" calcext:value-type="float">
            <text:p>36.6536</text:p>
          </table:table-cell>
          <table:table-cell table:style-name="ce9" table:formula="of:=0.00000002*MIN([.B4:.C4])*[.D4]" office:value-type="float" office:value="50.5505952" calcext:value-type="float">
            <text:p>51</text:p>
          </table:table-cell>
          <table:table-cell table:style-name="ce10" table:formula="of:=[.H4]/3600" office:value-type="float" office:value="0.014041832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flower_7_4.sms.gz</text:p>
          </table:table-cell>
          <table:table-cell office:value-type="float" office:value="27693" calcext:value-type="float">
            <text:p>27693</text:p>
          </table:table-cell>
          <table:table-cell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office:value-type="float" office:value="14879" calcext:value-type="float">
            <text:p>14879</text:p>
          </table:table-cell>
          <table:table-cell office:value-type="float" office:value="27692" calcext:value-type="float">
            <text:p>27692</text:p>
          </table:table-cell>
          <table:table-cell office:value-type="float" office:value="90.6092" calcext:value-type="float">
            <text:p>90.6092</text:p>
          </table:table-cell>
          <table:table-cell table:style-name="ce9" table:formula="of:=0.00000002*MIN([.B5:.C5])*[.D5]" office:value-type="float" office:value="112.00046148" calcext:value-type="float">
            <text:p>112</text:p>
          </table:table-cell>
          <table:table-cell table:style-name="ce10" table:formula="of:=[.H5]/3600" office:value-type="float" office:value="0.0311112393" calcext:value-type="float">
            <text:p>0.0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821839" calcext:value-type="float">
            <text:p>821839</text:p>
          </table:table-cell>
          <table:table-cell office:value-type="float" office:value="6043" calcext:value-type="float">
            <text:p>6043</text:p>
          </table:table-cell>
          <table:table-cell office:value-type="float" office:value="12289" calcext:value-type="float">
            <text:p>12289</text:p>
          </table:table-cell>
          <table:table-cell office:value-type="float" office:value="186.527" calcext:value-type="float">
            <text:p>186.527</text:p>
          </table:table-cell>
          <table:table-cell table:style-name="ce9" table:formula="of:=0.00000002*MIN([.B6:.C6])*[.D6]" office:value-type="float" office:value="202.94492266" calcext:value-type="float">
            <text:p>203</text:p>
          </table:table-cell>
          <table:table-cell table:style-name="ce10" table:formula="of:=[.H6]/3600" office:value-type="float" office:value="0.0563735896277778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Grobner/c8_mat11.sms.gz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39" calcext:value-type="float">
            <text:p>2462939</text:p>
          </table:table-cell>
          <table:table-cell office:value-type="float" office:value="3834" calcext:value-type="float">
            <text:p>3834</text:p>
          </table:table-cell>
          <table:table-cell office:value-type="float" office:value="4562" calcext:value-type="float">
            <text:p>4562</text:p>
          </table:table-cell>
          <table:table-cell office:value-type="float" office:value="93.0012" calcext:value-type="float">
            <text:p>93.0012</text:p>
          </table:table-cell>
          <table:table-cell table:style-name="ce9" table:formula="of:=0.00000002*MIN([.B7:.C7])*[.D7]" office:value-type="float" office:value="224.71855436" calcext:value-type="float">
            <text:p>225</text:p>
          </table:table-cell>
          <table:table-cell table:style-name="ce10" table:formula="of:=[.H7]/3600" office:value-type="float" office:value="0.0624218206555556" calcext:value-type="float">
            <text:p>0.1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8.sms.gz</text:p>
          </table:table-cell>
          <table:table-cell office:value-type="float" office:value="345688" calcext:value-type="float">
            <text:p>345688</text:p>
          </table:table-cell>
          <table:table-cell office:value-type="float" office:value="12347" calcext:value-type="float">
            <text:p>12347</text:p>
          </table:table-cell>
          <table:table-cell office:value-type="float" office:value="1334038" calcext:value-type="float">
            <text:p>1334038</text:p>
          </table:table-cell>
          <table:table-cell office:value-type="float" office:value="790" calcext:value-type="float">
            <text:p>790</text:p>
          </table:table-cell>
          <table:table-cell office:value-type="float" office:value="12289" calcext:value-type="float">
            <text:p>12289</text:p>
          </table:table-cell>
          <table:table-cell office:value-type="float" office:value="244.463" calcext:value-type="float">
            <text:p>244.463</text:p>
          </table:table-cell>
          <table:table-cell table:style-name="ce9" table:formula="of:=0.00000002*MIN([.B8:.C8])*[.D8]" office:value-type="float" office:value="329.42734372" calcext:value-type="float">
            <text:p>329</text:p>
          </table:table-cell>
          <table:table-cell table:style-name="ce10" table:formula="of:=[.H8]/3600" office:value-type="float" office:value="0.0915075954777778" calcext:value-type="float">
            <text:p>0.1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6.sms.gz</text:p>
          </table:table-cell>
          <table:table-cell office:value-type="float" office:value="49800" calcext:value-type="float">
            <text:p>49800</text:p>
          </table:table-cell>
          <table:table-cell office:value-type="float" office:value="294480" calcext:value-type="float">
            <text:p>294480</text:p>
          </table:table-cell>
          <table:table-cell office:value-type="float" office:value="1020240" calcext:value-type="float">
            <text:p>1020240</text:p>
          </table:table-cell>
          <table:table-cell office:value-type="float" office:value="12" calcext:value-type="float">
            <text:p>12</text:p>
          </table:table-cell>
          <table:table-cell office:value-type="float" office:value="46776" calcext:value-type="float">
            <text:p>46776</text:p>
          </table:table-cell>
          <table:table-cell office:value-type="float" office:value="846.296" calcext:value-type="float">
            <text:p>846.296</text:p>
          </table:table-cell>
          <table:table-cell table:style-name="ce9" table:formula="of:=0.00000002*MIN([.B9:.C9])*[.D9]" office:value-type="float" office:value="1016.15904" calcext:value-type="float">
            <text:p>1016</text:p>
          </table:table-cell>
          <table:table-cell table:style-name="ce10" table:formula="of:=[.H9]/3600" office:value-type="float" office:value="0.2822664" calcext:value-type="float">
            <text:p>0.3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6.sms.gz</text:p>
          </table:table-cell>
          <table:table-cell table:style-name="ce7" office:value-type="float" office:value="49800" calcext:value-type="float">
            <text:p>49800</text:p>
          </table:table-cell>
          <table:table-cell table:style-name="ce7" office:value-type="float" office:value="294480" calcext:value-type="float">
            <text:p>29448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6776" calcext:value-type="float">
            <text:p>46776</text:p>
          </table:table-cell>
          <table:table-cell office:value-type="float" office:value="853.316" calcext:value-type="float">
            <text:p>853.316</text:p>
          </table:table-cell>
          <table:table-cell table:style-name="ce9" table:formula="of:=0.00000002*MIN([.B10:.C10])*[.D10]" office:value-type="float" office:value="1016.15904" calcext:value-type="float">
            <text:p>1016</text:p>
          </table:table-cell>
          <table:table-cell table:style-name="ce10" table:formula="of:=[.H10]/3600" office:value-type="float" office:value="0.2822664" calcext:value-type="float">
            <text:p>0.3</text:p>
          </table:table-cell>
          <table:table-cell/>
        </table:table-row>
        <table:table-row table:style-name="ro4">
          <table:table-cell table:style-name="ce5" office:value-type="string" calcext:value-type="string">
            <text:p>Homology/mk13.b5.135135x270270.sms.gz</text:p>
          </table:table-cell>
          <table:table-cell office:value-type="float" office:value="135135" calcext:value-type="float">
            <text:p>135135</text:p>
          </table:table-cell>
          <table:table-cell office:value-type="float" office:value="270270" calcext:value-type="float">
            <text:p>270270</text:p>
          </table:table-cell>
          <table:table-cell office:value-type="float" office:value="810810" calcext:value-type="float">
            <text:p>810810</text:p>
          </table:table-cell>
          <table:table-cell office:value-type="float" office:value="30674" calcext:value-type="float">
            <text:p>30674</text:p>
          </table:table-cell>
          <table:table-cell office:value-type="float" office:value="134211" calcext:value-type="float">
            <text:p>134211</text:p>
          </table:table-cell>
          <table:table-cell office:value-type="float" office:value="2397.9" calcext:value-type="float">
            <text:p>2397.9</text:p>
          </table:table-cell>
          <table:table-cell table:style-name="ce9" table:formula="of:=0.00000002*MIN([.B11:.C11])*[.D11]" office:value-type="float" office:value="2191.376187" calcext:value-type="float">
            <text:p>2191</text:p>
          </table:table-cell>
          <table:table-cell table:style-name="ce10" table:formula="of:=[.H11]/3600" office:value-type="float" office:value="0.6087156075" calcext:value-type="float">
            <text:p>0.6</text:p>
          </table:table-cell>
          <table:table-cell/>
        </table:table-row>
        <table:table-row table:style-name="ro3">
          <table:table-cell table:style-name="ce3" office:value-type="string" calcext:value-type="string">
            <text:p>Margulies/kneser_10_4_1.sms.gz</text:p>
          </table:table-cell>
          <table:table-cell office:value-type="float" office:value="349651" calcext:value-type="float">
            <text:p>349651</text:p>
          </table:table-cell>
          <table:table-cell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office:value-type="float" office:value="212" calcext:value-type="float">
            <text:p>212</text:p>
          </table:table-cell>
          <table:table-cell office:value-type="float" office:value="320671" calcext:value-type="float">
            <text:p>320671</text:p>
          </table:table-cell>
          <table:table-cell office:value-type="float" office:value="9448.83" calcext:value-type="float">
            <text:p>9448.83</text:p>
          </table:table-cell>
          <table:table-cell table:style-name="ce9" table:formula="of:=0.00000002*MIN([.B12:.C12])*[.D12]" office:value-type="float" office:value="6563.76682504" calcext:value-type="float">
            <text:p>6564</text:p>
          </table:table-cell>
          <table:table-cell table:style-name="ce10" table:formula="of:=[.H12]/3600" office:value-type="float" office:value="1.82326856251111" calcext:value-type="float">
            <text:p>1.8</text:p>
          </table:table-cell>
          <table:table-cell/>
        </table:table-row>
        <table:table-row table:style-name="ro2">
          <table:table-cell table:style-name="ce4" office:value-type="string" calcext:value-type="string">
            <text:p>Mgn/M0,6.data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7921.8" calcext:value-type="float">
            <text:p>17921.8</text:p>
          </table:table-cell>
          <table:table-cell table:style-name="ce9" table:formula="of:=0.00000002*MIN([.B13:.C13])*[.D13]" office:value-type="float" office:value="24514.399872" calcext:value-type="float">
            <text:p>24514</text:p>
          </table:table-cell>
          <table:table-cell table:style-name="ce10" table:formula="of:=[.H13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4" office:value-type="string" calcext:value-type="string">
            <text:p>Mgn/PPAM2011/M0,6-D7.sms.gz</text:p>
          </table:table-cell>
          <table:table-cell office:value-type="float" office:value="294480" calcext:value-type="float">
            <text:p>294480</text:p>
          </table:table-cell>
          <table:table-cell office:value-type="float" office:value="862290" calcext:value-type="float">
            <text:p>862290</text:p>
          </table:table-cell>
          <table:table-cell office:value-type="float" office:value="4162320" calcext:value-type="float">
            <text:p>4162320</text:p>
          </table:table-cell>
          <table:table-cell office:value-type="float" office:value="1080" calcext:value-type="float">
            <text:p>1080</text:p>
          </table:table-cell>
          <table:table-cell office:value-type="float" office:value="247704" calcext:value-type="float">
            <text:p>247704</text:p>
          </table:table-cell>
          <table:table-cell office:value-type="float" office:value="18139.2" calcext:value-type="float">
            <text:p>18139.2</text:p>
          </table:table-cell>
          <table:table-cell table:style-name="ce9" table:formula="of:=0.00000002*MIN([.B14:.C14])*[.D14]" office:value-type="float" office:value="24514.399872" calcext:value-type="float">
            <text:p>24514</text:p>
          </table:table-cell>
          <table:table-cell table:style-name="ce10" table:formula="of:=[.H14]/3600" office:value-type="float" office:value="6.80955552" calcext:value-type="float">
            <text:p>6.8</text:p>
          </table:table-cell>
          <table:table-cell/>
        </table:table-row>
        <table:table-row table:style-name="ro2">
          <table:table-cell table:style-name="ce2" office:value-type="string" calcext:value-type="string">
            <text:p>Mgn/PPAM2011/M0,6-D8.sms.gz</text:p>
          </table:table-cell>
          <table:table-cell office:value-type="float" office:value="862290" calcext:value-type="float">
            <text:p>862290</text:p>
          </table:table-cell>
          <table:table-cell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office:value-type="float" office:value="526400" calcext:value-type="float">
            <text:p>526400</text:p>
          </table:table-cell>
          <table:table-cell office:value-type="float" office:value="614586" calcext:value-type="float">
            <text:p>614586</text:p>
          </table:table-cell>
          <table:table-cell office:value-type="float" office:value="101357" calcext:value-type="float">
            <text:p>101357</text:p>
          </table:table-cell>
          <table:table-cell table:style-name="ce9" table:formula="of:=0.00000002*MIN([.B15:.C15])*[.D15]" office:value-type="float" office:value="146557.567728" calcext:value-type="float">
            <text:p>146558</text:p>
          </table:table-cell>
          <table:table-cell table:style-name="ce10" table:formula="of:=[.H15]/3600" office:value-type="float" office:value="40.71043548" calcext:value-type="float">
            <text:p>40.7</text:p>
          </table:table-cell>
          <table:table-cell/>
        </table:table-row>
        <table:table-row table:style-name="ro2">
          <table:table-cell table:style-name="ce2" office:value-type="string" calcext:value-type="string">
            <text:p>Mgn/M0,6.data/M0,6-D8.sms.gz</text:p>
          </table:table-cell>
          <table:table-cell table:style-name="ce7" office:value-type="float" office:value="862290" calcext:value-type="float">
            <text:p>862290</text:p>
          </table:table-cell>
          <table:table-cell table:style-name="ce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7" office:value-type="float" office:value="460260" calcext:value-type="float">
            <text:p>460260</text:p>
          </table:table-cell>
          <table:table-cell table:style-name="ce7" office:value-type="float" office:value="614586" calcext:value-type="float">
            <text:p>614586</text:p>
          </table:table-cell>
          <table:table-cell office:value-type="float" office:value="101188" calcext:value-type="float">
            <text:p>101188</text:p>
          </table:table-cell>
          <table:table-cell table:style-name="ce9" table:formula="of:=0.00000002*MIN([.B16:.C16])*[.D16]" office:value-type="float" office:value="146557.567728" calcext:value-type="float">
            <text:p>146558</text:p>
          </table:table-cell>
          <table:table-cell table:style-name="ce10" table:formula="of:=[.H16]/3600" office:value-type="float" office:value="40.71043548" calcext:value-type="float">
            <text:p>40.7</text:p>
          </table:table-cell>
          <table:table-cell/>
        </table:table-row>
        <table:table-row table:style-name="ro3">
          <table:table-cell table:style-name="ce3" office:value-type="string" calcext:value-type="string">
            <text:p>Relat/relat9.sms.gz</text:p>
          </table:table-cell>
          <table:table-cell office:value-type="float" office:value="12360060" calcext:value-type="float">
            <text:p>12360060</text:p>
          </table:table-cell>
          <table:table-cell office:value-type="float" office:value="549336" calcext:value-type="float">
            <text:p>549336</text:p>
          </table:table-cell>
          <table:table-cell office:value-type="float" office:value="38955420" calcext:value-type="float">
            <text:p>38955420</text:p>
          </table:table-cell>
          <table:table-cell office:value-type="float" office:value="8944" calcext:value-type="float">
            <text:p>8944</text:p>
          </table:table-cell>
          <table:table-cell office:value-type="float" office:value="274574" calcext:value-type="float">
            <text:p>274574</text:p>
          </table:table-cell>
          <table:table-cell office:value-type="float" office:value="176694" calcext:value-type="float">
            <text:p>176694</text:p>
          </table:table-cell>
          <table:table-cell table:style-name="ce9" table:formula="of:=0.00000002*MIN([.B17:.C17])*[.D17]" office:value-type="float" office:value="427992.2920224" calcext:value-type="float">
            <text:p>427992</text:p>
          </table:table-cell>
          <table:table-cell table:style-name="ce10" table:formula="of:=[.H17]/3600" office:value-type="float" office:value="118.886747784" calcext:value-type="float">
            <text:p>118.9</text:p>
          </table:table-cell>
          <table:table-cell table:formula="of:=[.I17]/24" office:value-type="float" office:value="4.953614491" calcext:value-type="float">
            <text:p>4.953614491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2" table:visibility="collapse" table:number-columns-repeated="3" table:default-cell-style-name="Default"/>
        <table:table-column table:style-name="co6" table:visibility="collapse" table:default-cell-style-name="Default"/>
        <table:table-column table:style-name="co6" table:visibility="collapse" table:default-cell-style-name="ce25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2" table:visibility="collapse" table:number-columns-repeated="2" table:default-cell-style-name="Default"/>
        <table:table-column table:style-name="co9" table:visibility="collapse" table:number-columns-repeated="2" table:default-cell-style-name="Default"/>
        <table:table-column table:style-name="co2" table:visibility="collapse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1" table:visibility="collapse" table:default-cell-style-name="Default"/>
        <table:table-column table:style-name="co2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2" table:visibility="collapse" table:default-cell-style-name="Default"/>
        <table:table-column table:style-name="co14" table:visibility="collapse" table:default-cell-style-name="Default"/>
        <table:table-column table:style-name="co2" table:visibility="collapse" table:default-cell-style-name="Default"/>
        <table:table-column table:style-name="co15" table:number-columns-repeated="2" table:default-cell-style-name="Default"/>
        <table:table-column table:style-name="co2" table:default-cell-style-name="Default"/>
        <table:table-row table:style-name="ro6">
          <table:table-cell table:style-name="ce11" office:value-type="string" calcext:value-type="string">
            <text:p>nam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nz</text:p>
          </table:table-cell>
          <table:table-cell table:style-name="ce6" office:value-type="string" calcext:value-type="string">
            <text:p>1 / densité</text:p>
          </table:table-cell>
          <table:table-cell table:style-name="ce6" office:value-type="string" calcext:value-type="string">
            <text:p>blocs sur diag</text:p>
          </table:table-cell>
          <table:table-cell table:style-name="ce6" office:value-type="string" calcext:value-type="string">
            <text:p>1<text:span text:style-name="T1">re</text:span> diag sup</text:p>
          </table:table-cell>
          <table:table-cell table:style-name="ce6" office:value-type="string" calcext:value-type="string">
            <text:p>10ème diag sup</text:p>
          </table:table-cell>
          <table:table-cell table:style-name="ce6" office:value-type="string" calcext:value-type="string">
            <text:p>diff 1</text:p>
          </table:table-cell>
          <table:table-cell table:style-name="ce6" office:value-type="string" calcext:value-type="string">
            <text:p>diff 2</text:p>
          </table:table-cell>
          <table:table-cell table:style-name="ce6" office:value-type="string" calcext:value-type="string">
            <text:p>nb blocs non vides</text:p>
          </table:table-cell>
          <table:table-cell table:style-name="ce6" office:value-type="string" calcext:value-type="string">
            <text:p>1 / densité blocs</text:p>
          </table:table-cell>
          <table:table-cell office:value-type="string" calcext:value-type="string">
            <text:p>I bloc moyen</text:p>
          </table:table-cell>
          <table:table-cell office:value-type="string" calcext:value-type="string">
            <text:p>j bloc moyen</text:p>
          </table:table-cell>
          <table:table-cell office:value-type="string" calcext:value-type="string">
            <text:p>taille moyenne</text:p>
          </table:table-cell>
          <table:table-cell office:value-type="string" calcext:value-type="string">
            <text:p>densité attendue</text:p>
          </table:table-cell>
          <table:table-cell table:style-name="ce6" office:value-type="string" calcext:value-type="string">
            <text:p>nbr blocs attendus</text:p>
          </table:table-cell>
          <table:table-cell table:style-name="ce6" office:value-type="string" calcext:value-type="string">
            <text:p>ratio</text:p>
          </table:table-cell>
          <table:table-cell table:style-name="ce8" office:value-type="string" calcext:value-type="string">
            <text:p>nbr blocs intéressants</text:p>
          </table:table-cell>
          <table:table-cell table:style-name="ce8" office:value-type="string" calcext:value-type="string">
            <text:p>nbr blocs intéressants sur nbr total</text:p>
          </table:table-cell>
          <table:table-cell/>
          <table:table-cell office:value-type="string" calcext:value-type="string">
            <text:p>nombre diagonales attendu</text:p>
          </table:table-cell>
          <table:table-cell office:value-type="string" calcext:value-type="string">
            <text:p>rapport</text:p>
          </table:table-cell>
          <table:table-cell office:value-type="string" calcext:value-type="string">
            <text:p>nb blocs dans la structure initiale</text:p>
          </table:table-cell>
          <table:table-cell office:value-type="string" calcext:value-type="string">
            <text:p>nb blocks dans la structure finale</text:p>
          </table:table-cell>
          <table:table-cell office:value-type="string" calcext:value-type="string">
            <text:p>rapport</text:p>
          </table:table-cell>
        </table:table-row>
        <table:table-row table:style-name="ro7">
          <table:table-cell table:style-name="ce12" office:value-type="string" calcext:value-type="string">
            <text:p>Mgn/PPAM2011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2]*[.C2]/[.D2]" office:value-type="float" office:value="1613.33333333333" calcext:value-type="float">
            <text:p>1,613.33</text:p>
          </table:table-cell>
          <table:table-cell office:value-type="float" office:value="1179" calcext:value-type="float">
            <text:p>117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table:formula="of:=[.F2]-[.G2]" office:value-type="float" office:value="1035" calcext:value-type="float">
            <text:p>1035</text:p>
          </table:table-cell>
          <table:table-cell table:formula="of:=[.G2]-[.H2]" office:value-type="float" office:value="18" calcext:value-type="float">
            <text:p>18</text:p>
          </table:table-cell>
          <table:table-cell office:value-type="float" office:value="3816" calcext:value-type="float">
            <text:p>3816</text:p>
          </table:table-cell>
          <table:table-cell table:style-name="ce30" table:formula="of:=[.F2]^2/[.K2]" office:value-type="float" office:value="364.266509433962" calcext:value-type="float">
            <text:p>364.27</text:p>
          </table:table-cell>
          <table:table-cell table:style-name="ce10" table:formula="of:=[.B2]/[.F2]" office:value-type="float" office:value="6.15776081424936" calcext:value-type="float">
            <text:p>6.2</text:p>
          </table:table-cell>
          <table:table-cell table:style-name="ce10" table:formula="of:=[.C2]/[.F2]" office:value-type="float" office:value="9.56743002544529" calcext:value-type="float">
            <text:p>9.6</text:p>
          </table:table-cell>
          <table:table-cell table:style-name="ce10" table:formula="of:=[.M2]*[.N2]" office:value-type="float" office:value="58.9139457037598" calcext:value-type="float">
            <text:p>58.9</text:p>
          </table:table-cell>
          <table:table-cell table:formula="of:=1 - (1-1/[.E2])^[.O2]" office:value-type="float" office:value="0.0358691242847496" calcext:value-type="float">
            <text:p>0.0358691243</text:p>
          </table:table-cell>
          <table:table-cell table:style-name="ce9" table:formula="of:=[.F2]^2*[.P2]" office:value-type="float" office:value="49859.5533898977" calcext:value-type="float">
            <text:p>49860</text:p>
          </table:table-cell>
          <table:table-cell table:style-name="ce30" table:formula="of:=[.Q2]/[.K2]" office:value-type="float" office:value="13.0659206996587" calcext:value-type="float">
            <text:p>13.07</text:p>
          </table:table-cell>
          <table:table-cell office:value-type="float" office:value="1180" calcext:value-type="float">
            <text:p>1180</text:p>
          </table:table-cell>
          <table:table-cell table:formula="of:=[.S2]/([.F2]^2)" office:value-type="float" office:value="0.000848895823936129" calcext:value-type="float">
            <text:p>0.0008488958</text:p>
          </table:table-cell>
          <table:table-cell table:style-name="ce10" table:formula="of:=[.K2]/[.S2]" office:value-type="float" office:value="3.23389830508475" calcext:value-type="float">
            <text:p>3.2</text:p>
          </table:table-cell>
          <table:table-cell office:value-type="float" office:value="1118" calcext:value-type="float">
            <text:p>1118</text:p>
          </table:table-cell>
          <table:table-cell table:formula="of:=[.V2]/[.F2]" office:value-type="float" office:value="0.948261238337574" calcext:value-type="float">
            <text:p>0.9482612383</text:p>
          </table:table-cell>
          <table:table-cell office:value-type="float" office:value="2741" calcext:value-type="float">
            <text:p>2741</text:p>
          </table:table-cell>
          <table:table-cell office:value-type="float" office:value="6518" calcext:value-type="float">
            <text:p>6518</text:p>
          </table:table-cell>
          <table:table-cell table:formula="of:=[.Y2]/[.X2]" office:value-type="float" office:value="2.37796424662532" calcext:value-type="float">
            <text:p>2.3779642466</text:p>
          </table:table-cell>
        </table:table-row>
        <table:table-row table:style-name="ro7">
          <table:table-cell table:style-name="ce12" office:value-type="string" calcext:value-type="string">
            <text:p>Mgn/M0,5.data/M0,5-D6.sms.gz</text:p>
          </table:table-cell>
          <table:table-cell table:style-name="ce17" office:value-type="float" office:value="7260" calcext:value-type="float">
            <text:p>7260</text:p>
          </table:table-cell>
          <table:table-cell table:style-name="ce17" office:value-type="float" office:value="11280" calcext:value-type="float">
            <text:p>11280</text:p>
          </table:table-cell>
          <table:table-cell table:style-name="ce7" office:value-type="float" office:value="50760" calcext:value-type="float">
            <text:p>50760</text:p>
          </table:table-cell>
          <table:table-cell table:style-name="ce23" table:formula="of:=[.B3]*[.C3]/[.D3]" office:value-type="float" office:value="1613.33333333333" calcext:value-type="float">
            <text:p>1,613.33</text:p>
          </table:table-cell>
          <table:table-cell office:value-type="float" office:value="1360" calcext:value-type="float">
            <text:p>136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table:formula="of:=[.F3]-[.G3]" office:value-type="float" office:value="1066" calcext:value-type="float">
            <text:p>1066</text:p>
          </table:table-cell>
          <table:table-cell table:formula="of:=[.G3]-[.H3]" office:value-type="float" office:value="18" calcext:value-type="float">
            <text:p>18</text:p>
          </table:table-cell>
          <table:table-cell table:style-name="ce7" office:value-type="float" office:value="4999" calcext:value-type="float">
            <text:p>4999</text:p>
          </table:table-cell>
          <table:table-cell table:style-name="ce30" table:formula="of:=[.F3]^2/[.K3]" office:value-type="float" office:value="369.99399879976" calcext:value-type="float">
            <text:p>369.99</text:p>
          </table:table-cell>
          <table:table-cell table:style-name="ce10" table:formula="of:=[.B3]/[.F3]" office:value-type="float" office:value="5.33823529411765" calcext:value-type="float">
            <text:p>5.3</text:p>
          </table:table-cell>
          <table:table-cell table:style-name="ce10" table:formula="of:=[.C3]/[.F3]" office:value-type="float" office:value="8.29411764705882" calcext:value-type="float">
            <text:p>8.3</text:p>
          </table:table-cell>
          <table:table-cell table:style-name="ce10" table:formula="of:=[.M3]*[.N3]" office:value-type="float" office:value="44.2759515570934" calcext:value-type="float">
            <text:p>44.3</text:p>
          </table:table-cell>
          <table:table-cell table:formula="of:=1 - (1-1/[.E3])^[.O3]" office:value-type="float" office:value="0.0270788911905917" calcext:value-type="float">
            <text:p>0.0270788912</text:p>
          </table:table-cell>
          <table:table-cell table:style-name="ce9" table:formula="of:=[.F3]^2*[.P3]" office:value-type="float" office:value="50085.1171461186" calcext:value-type="float">
            <text:p>50085</text:p>
          </table:table-cell>
          <table:table-cell table:style-name="ce30" table:formula="of:=[.Q3]/[.K3]" office:value-type="float" office:value="10.0190272346707" calcext:value-type="float">
            <text:p>10.02</text:p>
          </table:table-cell>
          <table:table-cell office:value-type="float" office:value="964" calcext:value-type="float">
            <text:p>964</text:p>
          </table:table-cell>
          <table:table-cell table:formula="of:=[.S3]/([.F3]^2)" office:value-type="float" office:value="0.000521193771626298" calcext:value-type="float">
            <text:p>0.0005211938</text:p>
          </table:table-cell>
          <table:table-cell table:style-name="ce10" table:formula="of:=[.K3]/[.S3]" office:value-type="float" office:value="5.18568464730291" calcext:value-type="float">
            <text:p>5.2</text:p>
          </table:table-cell>
          <table:table-cell office:value-type="float" office:value="1299" calcext:value-type="float">
            <text:p>1299</text:p>
          </table:table-cell>
          <table:table-cell table:formula="of:=[.V3]/[.F3]" office:value-type="float" office:value="0.955147058823529" calcext:value-type="float">
            <text:p>0.9551470588</text:p>
          </table:table-cell>
          <table:table-cell office:value-type="float" office:value="3273" calcext:value-type="float">
            <text:p>3273</text:p>
          </table:table-cell>
          <table:table-cell office:value-type="float" office:value="21719" calcext:value-type="float">
            <text:p>21719</text:p>
          </table:table-cell>
          <table:table-cell table:formula="of:=[.Y3]/[.X3]" office:value-type="float" office:value="6.63580812710052" calcext:value-type="float">
            <text:p>6.6358081271</text:p>
          </table:table-cell>
        </table:table-row>
        <table:table-row table:style-name="ro1">
          <table:table-cell table:style-name="ce13" office:value-type="string" calcext:value-type="string">
            <text:p>Margulies/cat_ears_4_4.sms.gz</text:p>
          </table:table-cell>
          <table:table-cell table:style-name="ce18" office:value-type="float" office:value="19020" calcext:value-type="float">
            <text:p>19020</text:p>
          </table:table-cell>
          <table:table-cell table:style-name="ce18" office:value-type="float" office:value="44448" calcext:value-type="float">
            <text:p>44448</text:p>
          </table:table-cell>
          <table:table-cell office:value-type="float" office:value="132888" calcext:value-type="float">
            <text:p>132888</text:p>
          </table:table-cell>
          <table:table-cell table:style-name="ce23" table:formula="of:=[.B4]*[.C4]/[.D4]" office:value-type="float" office:value="6361.75546324725" calcext:value-type="float">
            <text:p>6,361.76</text:p>
          </table:table-cell>
          <table:table-cell office:value-type="float" office:value="11408" calcext:value-type="float">
            <text:p>11408</text:p>
          </table:table-cell>
          <table:table-cell office:value-type="float" office:value="862" calcext:value-type="float">
            <text:p>862</text:p>
          </table:table-cell>
          <table:table-cell office:value-type="float" office:value="853" calcext:value-type="float">
            <text:p>853</text:p>
          </table:table-cell>
          <table:table-cell table:formula="of:=[.F4]-[.G4]" office:value-type="float" office:value="10546" calcext:value-type="float">
            <text:p>10546</text:p>
          </table:table-cell>
          <table:table-cell table:formula="of:=[.G4]-[.H4]" office:value-type="float" office:value="9" calcext:value-type="float">
            <text:p>9</text:p>
          </table:table-cell>
          <table:table-cell office:value-type="float" office:value="45093" calcext:value-type="float">
            <text:p>45093</text:p>
          </table:table-cell>
          <table:table-cell table:style-name="ce30" table:formula="of:=[.F4]^2/[.K4]" office:value-type="float" office:value="2886.09016920586" calcext:value-type="float">
            <text:p>2,886.09</text:p>
          </table:table-cell>
          <table:table-cell table:style-name="ce10" table:formula="of:=[.B4]/[.F4]" office:value-type="float" office:value="1.66725105189341" calcext:value-type="float">
            <text:p>1.7</text:p>
          </table:table-cell>
          <table:table-cell table:style-name="ce10" table:formula="of:=[.C4]/[.F4]" office:value-type="float" office:value="3.89621318373072" calcext:value-type="float">
            <text:p>3.9</text:p>
          </table:table-cell>
          <table:table-cell table:style-name="ce10" table:formula="of:=[.M4]*[.N4]" office:value-type="float" office:value="6.495965528976" calcext:value-type="float">
            <text:p>6.5</text:p>
          </table:table-cell>
          <table:table-cell table:formula="of:=1 - (1-1/[.E4])^[.O4]" office:value-type="float" office:value="0.00102065542634078" calcext:value-type="float">
            <text:p>0.0010206554</text:p>
          </table:table-cell>
          <table:table-cell table:style-name="ce9" table:formula="of:=[.F4]^2*[.P4]" office:value-type="float" office:value="132830.612078959" calcext:value-type="float">
            <text:p>132831</text:p>
          </table:table-cell>
          <table:table-cell table:style-name="ce30" table:formula="of:=[.Q4]/[.K4]" office:value-type="float" office:value="2.94570359210874" calcext:value-type="float">
            <text:p>2.95</text:p>
          </table:table-cell>
          <table:table-cell office:value-type="float" office:value="2547" calcext:value-type="float">
            <text:p>2547</text:p>
          </table:table-cell>
          <table:table-cell table:formula="of:=[.S4]/([.F4]^2)" office:value-type="float" office:value="0.0000195708604379889" calcext:value-type="float">
            <text:p>1.95708604379889E-005</text:p>
          </table:table-cell>
          <table:table-cell table:style-name="ce10" table:formula="of:=[.K4]/[.S4]" office:value-type="float" office:value="17.7043580683157" calcext:value-type="float">
            <text:p>17.7</text:p>
          </table:table-cell>
          <table:table-cell office:value-type="float" office:value="11405" calcext:value-type="float">
            <text:p>11405</text:p>
          </table:table-cell>
          <table:table-cell table:formula="of:=[.V4]/[.F4]" office:value-type="float" office:value="0.999737026647966" calcext:value-type="float">
            <text:p>0.9997370266</text:p>
          </table:table-cell>
          <table:table-cell office:value-type="float" office:value="24188" calcext:value-type="float">
            <text:p>24188</text:p>
          </table:table-cell>
          <table:table-cell office:value-type="float" office:value="29227" calcext:value-type="float">
            <text:p>29227</text:p>
          </table:table-cell>
          <table:table-cell table:formula="of:=[.Y4]/[.X4]" office:value-type="float" office:value="1.20832644286423" calcext:value-type="float">
            <text:p>1.2083264429</text:p>
          </table:table-cell>
        </table:table-row>
        <table:table-row table:style-name="ro1">
          <table:table-cell table:style-name="ce13" office:value-type="string" calcext:value-type="string">
            <text:p>Margulies/flower_7_4.sms.gz</text:p>
          </table:table-cell>
          <table:table-cell table:style-name="ce18" office:value-type="float" office:value="27693" calcext:value-type="float">
            <text:p>27693</text:p>
          </table:table-cell>
          <table:table-cell table:style-name="ce18" office:value-type="float" office:value="67593" calcext:value-type="float">
            <text:p>67593</text:p>
          </table:table-cell>
          <table:table-cell office:value-type="float" office:value="202218" calcext:value-type="float">
            <text:p>202218</text:p>
          </table:table-cell>
          <table:table-cell table:style-name="ce23" table:formula="of:=[.B5]*[.C5]/[.D5]" office:value-type="float" office:value="9256.60895172537" calcext:value-type="float">
            <text:p>9,256.61</text:p>
          </table:table-cell>
          <table:table-cell office:value-type="float" office:value="12450" calcext:value-type="float">
            <text:p>1245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F5]-[.G5]" office:value-type="float" office:value="12363" calcext:value-type="float">
            <text:p>12363</text:p>
          </table:table-cell>
          <table:table-cell table:formula="of:=[.G5]-[.H5]" office:value-type="float" office:value="9" calcext:value-type="float">
            <text:p>9</text:p>
          </table:table-cell>
          <table:table-cell office:value-type="float" office:value="45921" calcext:value-type="float">
            <text:p>45921</text:p>
          </table:table-cell>
          <table:table-cell table:style-name="ce30" table:formula="of:=[.F5]^2/[.K5]" office:value-type="float" office:value="3375.41647612204" calcext:value-type="float">
            <text:p>3,375.42</text:p>
          </table:table-cell>
          <table:table-cell table:style-name="ce10" table:formula="of:=[.B5]/[.F5]" office:value-type="float" office:value="2.22433734939759" calcext:value-type="float">
            <text:p>2.2</text:p>
          </table:table-cell>
          <table:table-cell table:style-name="ce10" table:formula="of:=[.C5]/[.F5]" office:value-type="float" office:value="5.42915662650602" calcext:value-type="float">
            <text:p>5.4</text:p>
          </table:table-cell>
          <table:table-cell table:style-name="ce10" table:formula="of:=[.M5]*[.N5]" office:value-type="float" office:value="12.0762758600668" calcext:value-type="float">
            <text:p>12.1</text:p>
          </table:table-cell>
          <table:table-cell table:formula="of:=1 - (1-1/[.E5])^[.O5]" office:value-type="float" office:value="0.00130383096306053" calcext:value-type="float">
            <text:p>0.001303831</text:p>
          </table:table-cell>
          <table:table-cell table:style-name="ce9" table:formula="of:=[.F5]^2*[.P5]" office:value-type="float" office:value="202097.058851789" calcext:value-type="float">
            <text:p>202097</text:p>
          </table:table-cell>
          <table:table-cell table:style-name="ce30" table:formula="of:=[.Q5]/[.K5]" office:value-type="float" office:value="4.40097251479256" calcext:value-type="float">
            <text:p>4.40</text:p>
          </table:table-cell>
          <table:table-cell office:value-type="float" office:value="195" calcext:value-type="float">
            <text:p>195</text:p>
          </table:table-cell>
          <table:table-cell table:formula="of:=[.S5]/([.F5]^2)" office:value-type="float" office:value="0.00000125804422509314" calcext:value-type="float">
            <text:p>0.000001258</text:p>
          </table:table-cell>
          <table:table-cell table:style-name="ce10" table:formula="of:=[.K5]/[.S5]" office:value-type="float" office:value="235.492307692308" calcext:value-type="float">
            <text:p>235.5</text:p>
          </table:table-cell>
          <table:table-cell office:value-type="float" office:value="11990" calcext:value-type="float">
            <text:p>11990</text:p>
          </table:table-cell>
          <table:table-cell table:formula="of:=[.V5]/[.F5]" office:value-type="float" office:value="0.963052208835341" calcext:value-type="float">
            <text:p>0.9630522088</text:p>
          </table:table-cell>
          <table:table-cell table:number-columns-repeated="2" office:value-type="float" office:value="24962" calcext:value-type="float">
            <text:p>24962</text:p>
          </table:table-cell>
          <table:table-cell table:formula="of:=[.Y5]/[.X5]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Relat/rel8.sms.gz</text:p>
          </table:table-cell>
          <table:table-cell table:style-name="ce19" office:value-type="float" office:value="206040" calcext:value-type="float">
            <text:p>206040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821839" calcext:value-type="float">
            <text:p>821839</text:p>
          </table:table-cell>
          <table:table-cell table:style-name="ce23" table:formula="of:=[.B6]*[.C6]/[.D6]" office:value-type="float" office:value="3094.96604566101" calcext:value-type="float">
            <text:p>3,094.97</text:p>
          </table:table-cell>
          <table:table-cell office:value-type="float" office:value="5462" calcext:value-type="float">
            <text:p>5462</text:p>
          </table:table-cell>
          <table:table-cell office:value-type="float" office:value="645" calcext:value-type="float">
            <text:p>645</text:p>
          </table:table-cell>
          <table:table-cell office:value-type="float" office:value="635" calcext:value-type="float">
            <text:p>635</text:p>
          </table:table-cell>
          <table:table-cell table:formula="of:=[.F6]-[.G6]" office:value-type="float" office:value="4817" calcext:value-type="float">
            <text:p>4817</text:p>
          </table:table-cell>
          <table:table-cell table:formula="of:=[.G6]-[.H6]" office:value-type="float" office:value="10" calcext:value-type="float">
            <text:p>10</text:p>
          </table:table-cell>
          <table:table-cell office:value-type="float" office:value="5463" calcext:value-type="float">
            <text:p>5463</text:p>
          </table:table-cell>
          <table:table-cell table:style-name="ce30" table:formula="of:=[.F6]^2/[.K6]" office:value-type="float" office:value="5461.00018304961" calcext:value-type="float">
            <text:p>5,461.00</text:p>
          </table:table-cell>
          <table:table-cell table:style-name="ce10" table:formula="of:=[.B6]/[.F6]" office:value-type="float" office:value="37.7224459904797" calcext:value-type="float">
            <text:p>37.7</text:p>
          </table:table-cell>
          <table:table-cell table:style-name="ce10" table:formula="of:=[.C6]/[.F6]" office:value-type="float" office:value="2.26016111314537" calcext:value-type="float">
            <text:p>2.3</text:p>
          </table:table-cell>
          <table:table-cell table:style-name="ce10" table:formula="of:=[.M6]*[.N6]" office:value-type="float" office:value="85.2588055204086" calcext:value-type="float">
            <text:p>85.3</text:p>
          </table:table-cell>
          <table:table-cell table:formula="of:=1 - (1-1/[.E6])^[.O6]" office:value-type="float" office:value="0.0271759300644475" calcext:value-type="float">
            <text:p>0.0271759301</text:p>
          </table:table-cell>
          <table:table-cell table:style-name="ce9" table:formula="of:=[.F6]^2*[.P6]" office:value-type="float" office:value="810751.587725611" calcext:value-type="float">
            <text:p>810752</text:p>
          </table:table-cell>
          <table:table-cell table:style-name="ce30" table:formula="of:=[.Q6]/[.K6]" office:value-type="float" office:value="148.407759056491" calcext:value-type="float">
            <text:p>148.41</text:p>
          </table:table-cell>
          <table:table-cell office:value-type="float" office:value="2211" calcext:value-type="float">
            <text:p>2211</text:p>
          </table:table-cell>
          <table:table-cell table:formula="of:=[.S6]/([.F6]^2)" office:value-type="float" office:value="0.000074111456927333" calcext:value-type="float">
            <text:p>7.4111456927333E-005</text:p>
          </table:table-cell>
          <table:table-cell table:style-name="ce10" table:formula="of:=[.K6]/[.S6]" office:value-type="float" office:value="2.4708276797829" calcext:value-type="float">
            <text:p>2.5</text:p>
          </table:table-cell>
          <table:table-cell office:value-type="float" office:value="5450" calcext:value-type="float">
            <text:p>5450</text:p>
          </table:table-cell>
          <table:table-cell table:formula="of:=[.V6]/[.F6]" office:value-type="float" office:value="0.997803002563164" calcext:value-type="float">
            <text:p>0.9978030026</text:p>
          </table:table-cell>
          <table:table-cell office:value-type="float" office:value="12492" calcext:value-type="float">
            <text:p>12492</text:p>
          </table:table-cell>
          <table:table-cell office:value-type="float" office:value="879639" calcext:value-type="float">
            <text:p>879639</text:p>
          </table:table-cell>
          <table:table-cell table:formula="of:=[.Y6]/[.X6]" office:value-type="float" office:value="70.4161863592699" calcext:value-type="float">
            <text:p>70.4161863593</text:p>
          </table:table-cell>
        </table:table-row>
        <table:table-row table:style-name="ro1">
          <table:table-cell table:style-name="ce14" office:value-type="string" calcext:value-type="string">
            <text:p>Grobner/c8_mat11.sms.gz</text:p>
          </table:table-cell>
          <table:table-cell table:style-name="ce20" office:value-type="float" office:value="4562" calcext:value-type="float">
            <text:p>4562</text:p>
          </table:table-cell>
          <table:table-cell table:style-name="ce20" office:value-type="float" office:value="5761" calcext:value-type="float">
            <text:p>5761</text:p>
          </table:table-cell>
          <table:table-cell table:style-name="ce22" office:value-type="float" office:value="2462939" calcext:value-type="float">
            <text:p>2462939</text:p>
          </table:table-cell>
          <table:table-cell table:style-name="ce24" table:formula="of:=[.B7]*[.C7]/[.D7]" office:value-type="float" office:value="10.6708619255288" calcext:value-type="float">
            <text:p>10.67</text:p>
          </table:table-cell>
          <table:table-cell table:style-name="ce26" office:value-type="float" office:value="673" calcext:value-type="float">
            <text:p>67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F7]-[.G7]" office:value-type="float" office:value="668" calcext:value-type="float">
            <text:p>668</text:p>
          </table:table-cell>
          <table:table-cell table:style-name="ce28" table:formula="of:=[.G7]-[.H7]" office:value-type="float" office:value="5" calcext:value-type="float">
            <text:p>5</text:p>
          </table:table-cell>
          <table:table-cell office:value-type="float" office:value="7782" calcext:value-type="float">
            <text:p>7782</text:p>
          </table:table-cell>
          <table:table-cell table:style-name="ce30" table:formula="of:=[.F7]^2/[.K7]" office:value-type="float" office:value="58.2021331277307" calcext:value-type="float">
            <text:p>58.20</text:p>
          </table:table-cell>
          <table:table-cell table:style-name="ce10" table:formula="of:=[.B7]/[.F7]" office:value-type="float" office:value="6.77860326894502" calcext:value-type="float">
            <text:p>6.8</text:p>
          </table:table-cell>
          <table:table-cell table:style-name="ce10" table:formula="of:=[.C7]/[.F7]" office:value-type="float" office:value="8.56017830609212" calcext:value-type="float">
            <text:p>8.6</text:p>
          </table:table-cell>
          <table:table-cell table:style-name="ce10" table:formula="of:=[.M7]*[.N7]" office:value-type="float" office:value="58.0260526484283" calcext:value-type="float">
            <text:p>58.0</text:p>
          </table:table-cell>
          <table:table-cell table:formula="of:=1 - (1-1/[.E7])^[.O7]" office:value-type="float" office:value="0.996686429370038" calcext:value-type="float">
            <text:p>0.9966864294</text:p>
          </table:table-cell>
          <table:table-cell table:style-name="ce9" table:formula="of:=[.F7]^2*[.P7]" office:value-type="float" office:value="451428.187768142" calcext:value-type="float">
            <text:p>451428</text:p>
          </table:table-cell>
          <table:table-cell table:style-name="ce30" table:formula="of:=[.Q7]/[.K7]" office:value-type="float" office:value="58.0092762487975" calcext:value-type="float">
            <text:p>58.01</text:p>
          </table:table-cell>
          <table:table-cell office:value-type="float" office:value="23" calcext:value-type="float">
            <text:p>23</text:p>
          </table:table-cell>
          <table:table-cell table:formula="of:=[.S7]/([.F7]^2)" office:value-type="float" office:value="0.0000507805859196474" calcext:value-type="float">
            <text:p>5.07805859196474E-005</text:p>
          </table:table-cell>
          <table:table-cell table:style-name="ce10" table:formula="of:=[.K7]/[.S7]" office:value-type="float" office:value="338.347826086956" calcext:value-type="float">
            <text:p>338.3</text:p>
          </table:table-cell>
          <table:table-cell office:value-type="float" office:value="506" calcext:value-type="float">
            <text:p>506</text:p>
          </table:table-cell>
          <table:table-cell table:formula="of:=[.V7]/[.F7]" office:value-type="float" office:value="0.7518573551263" calcext:value-type="float">
            <text:p>0.7518573551</text:p>
          </table:table-cell>
          <table:table-cell office:value-type="float" office:value="1829" calcext:value-type="float">
            <text:p>1829</text:p>
          </table:table-cell>
          <table:table-cell office:value-type="float" office:value="1885" calcext:value-type="float">
            <text:p>1885</text:p>
          </table:table-cell>
          <table:table-cell table:formula="of:=[.Y7]/[.X7]" office:value-type="float" office:value="1.03061782394751" calcext:value-type="float">
            <text:p>1.0306178239</text:p>
          </table:table-cell>
        </table:table-row>
        <table:table-row table:style-name="ro1">
          <table:table-cell table:style-name="ce13" office:value-type="string" calcext:value-type="string">
            <text:p>Relat/relat8.sms.gz</text:p>
          </table:table-cell>
          <table:table-cell table:style-name="ce19" office:value-type="float" office:value="334362" calcext:value-type="float">
            <text:p>334362</text:p>
          </table:table-cell>
          <table:table-cell table:style-name="ce21" office:value-type="float" office:value="12345" calcext:value-type="float">
            <text:p>12345</text:p>
          </table:table-cell>
          <table:table-cell office:value-type="float" office:value="1334038" calcext:value-type="float">
            <text:p>1334038</text:p>
          </table:table-cell>
          <table:table-cell table:style-name="ce23" table:formula="of:=[.B8]*[.C8]/[.D8]" office:value-type="float" office:value="3094.13891508338" calcext:value-type="float">
            <text:p>3,094.14</text:p>
          </table:table-cell>
          <table:table-cell office:value-type="float" office:value="8427" calcext:value-type="float">
            <text:p>8427</text:p>
          </table:table-cell>
          <table:table-cell office:value-type="float" office:value="2847" calcext:value-type="float">
            <text:p>2847</text:p>
          </table:table-cell>
          <table:table-cell office:value-type="float" office:value="2836" calcext:value-type="float">
            <text:p>2836</text:p>
          </table:table-cell>
          <table:table-cell table:formula="of:=[.F8]-[.G8]" office:value-type="float" office:value="5580" calcext:value-type="float">
            <text:p>5580</text:p>
          </table:table-cell>
          <table:table-cell table:formula="of:=[.G8]-[.H8]" office:value-type="float" office:value="11" calcext:value-type="float">
            <text:p>11</text:p>
          </table:table-cell>
          <table:table-cell office:value-type="float" office:value="40120" calcext:value-type="float">
            <text:p>40120</text:p>
          </table:table-cell>
          <table:table-cell table:style-name="ce30" table:formula="of:=[.F8]^2/[.K8]" office:value-type="float" office:value="1770.04808075773" calcext:value-type="float">
            <text:p>1,770.05</text:p>
          </table:table-cell>
          <table:table-cell table:style-name="ce10" table:formula="of:=[.B8]/[.F8]" office:value-type="float" office:value="39.6774652901388" calcext:value-type="float">
            <text:p>39.7</text:p>
          </table:table-cell>
          <table:table-cell table:style-name="ce10" table:formula="of:=[.C8]/[.F8]" office:value-type="float" office:value="1.46493414026344" calcext:value-type="float">
            <text:p>1.5</text:p>
          </table:table-cell>
          <table:table-cell table:style-name="ce10" table:formula="of:=[.M8]*[.N8]" office:value-type="float" office:value="58.124873502642" calcext:value-type="float">
            <text:p>58.1</text:p>
          </table:table-cell>
          <table:table-cell table:formula="of:=1 - (1-1/[.E8])^[.O8]" office:value-type="float" office:value="0.018613108827384" calcext:value-type="float">
            <text:p>0.0186131088</text:p>
          </table:table-cell>
          <table:table-cell table:style-name="ce9" table:formula="of:=[.F8]^2*[.P8]" office:value-type="float" office:value="1321797.43398065" calcext:value-type="float">
            <text:p>1321797</text:p>
          </table:table-cell>
          <table:table-cell table:style-name="ce30" table:formula="of:=[.Q8]/[.K8]" office:value-type="float" office:value="32.9460975568457" calcext:value-type="float">
            <text:p>32.95</text:p>
          </table:table-cell>
          <table:table-cell office:value-type="float" office:value="10057" calcext:value-type="float">
            <text:p>10057</text:p>
          </table:table-cell>
          <table:table-cell table:formula="of:=[.S8]/([.F8]^2)" office:value-type="float" office:value="0.000141619306154396" calcext:value-type="float">
            <text:p>0.0001416193</text:p>
          </table:table-cell>
          <table:table-cell table:style-name="ce10" table:formula="of:=[.K8]/[.S8]" office:value-type="float" office:value="3.98926121109675" calcext:value-type="float">
            <text:p>4.0</text:p>
          </table:table-cell>
          <table:table-cell office:value-type="float" office:value="8420" calcext:value-type="float">
            <text:p>8420</text:p>
          </table:table-cell>
          <table:table-cell table:formula="of:=[.V8]/[.F8]" office:value-type="float" office:value="0.999169336655987" calcext:value-type="float">
            <text:p>0.9991693367</text:p>
          </table:table-cell>
          <table:table-cell office:value-type="float" office:value="25046" calcext:value-type="float">
            <text:p>25046</text:p>
          </table:table-cell>
          <table:table-cell office:value-type="float" office:value="1692787" calcext:value-type="float">
            <text:p>1692787</text:p>
          </table:table-cell>
          <table:table-cell table:formula="of:=[.Y8]/[.X8]" office:value-type="float" office:value="67.5871196997525" calcext:value-type="float">
            <text:p>67.5871196998</text:p>
          </table:table-cell>
        </table:table-row>
        <table:table-row table:style-name="ro1">
          <table:table-cell table:style-name="ce15" office:value-type="string" calcext:value-type="string">
            <text:p>Mgn/PPAM2011/M0,6-D6.sms.gz</text:p>
          </table:table-cell>
          <table:table-cell table:style-name="ce18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office:value-type="float" office:value="1020240" calcext:value-type="float">
            <text:p>1020240</text:p>
          </table:table-cell>
          <table:table-cell table:style-name="ce23" table:formula="of:=[.B9]*[.C9]/[.D9]" office:value-type="float" office:value="14251.1644318984" calcext:value-type="float">
            <text:p>14,251.16</text:p>
          </table:table-cell>
          <table:table-cell office:value-type="float" office:value="41727" calcext:value-type="float">
            <text:p>41727</text:p>
          </table:table-cell>
          <table:table-cell office:value-type="float" office:value="2364" calcext:value-type="float">
            <text:p>2364</text:p>
          </table:table-cell>
          <table:table-cell office:value-type="float" office:value="2355" calcext:value-type="float">
            <text:p>2355</text:p>
          </table:table-cell>
          <table:table-cell table:formula="of:=[.F9]-[.G9]" office:value-type="float" office:value="39363" calcext:value-type="float">
            <text:p>39363</text:p>
          </table:table-cell>
          <table:table-cell table:formula="of:=[.G9]-[.H9]" office:value-type="float" office:value="9" calcext:value-type="float">
            <text:p>9</text:p>
          </table:table-cell>
          <table:table-cell office:value-type="float" office:value="165901" calcext:value-type="float">
            <text:p>165901</text:p>
          </table:table-cell>
          <table:table-cell table:style-name="ce30" table:formula="of:=[.F9]^2/[.K9]" office:value-type="float" office:value="10495.0695233905" calcext:value-type="float">
            <text:p>10,495.07</text:p>
          </table:table-cell>
          <table:table-cell table:style-name="ce10" table:formula="of:=[.B9]/[.F9]" office:value-type="float" office:value="1.19347185275721" calcext:value-type="float">
            <text:p>1.2</text:p>
          </table:table-cell>
          <table:table-cell table:style-name="ce10" table:formula="of:=[.C9]/[.F9]" office:value-type="float" office:value="6.99690847652599" calcext:value-type="float">
            <text:p>7.0</text:p>
          </table:table-cell>
          <table:table-cell table:style-name="ce10" table:formula="of:=[.M9]*[.N9]" office:value-type="float" office:value="8.35061332305208" calcext:value-type="float">
            <text:p>8.4</text:p>
          </table:table-cell>
          <table:table-cell table:formula="of:=1 - (1-1/[.E9])^[.O9]" office:value-type="float" office:value="0.000585808977214608" calcext:value-type="float">
            <text:p>0.000585809</text:p>
          </table:table-cell>
          <table:table-cell table:style-name="ce9" table:formula="of:=[.F9]^2*[.P9]" office:value-type="float" office:value="1019976.92409835" calcext:value-type="float">
            <text:p>1019977</text:p>
          </table:table-cell>
          <table:table-cell table:style-name="ce30" table:formula="of:=[.Q9]/[.K9]" office:value-type="float" office:value="6.14810594329357" calcext:value-type="float">
            <text:p>6.15</text:p>
          </table:table-cell>
          <table:table-cell office:value-type="float" office:value="4732" calcext:value-type="float">
            <text:p>4732</text:p>
          </table:table-cell>
          <table:table-cell table:formula="of:=[.S9]/([.F9]^2)" office:value-type="float" office:value="0.00000271775568121798" calcext:value-type="float">
            <text:p>2.71775568121798E-006</text:p>
          </table:table-cell>
          <table:table-cell table:style-name="ce10" table:formula="of:=[.K9]/[.S9]" office:value-type="float" office:value="35.0593829247675" calcext:value-type="float">
            <text:p>35.1</text:p>
          </table:table-cell>
          <table:table-cell office:value-type="float" office:value="41726" calcext:value-type="float">
            <text:p>41726</text:p>
          </table:table-cell>
          <table:table-cell table:formula="of:=[.V9]/[.F9]" office:value-type="float" office:value="0.999976034701752" calcext:value-type="float">
            <text:p>0.9999760347</text:p>
          </table:table-cell>
          <table:table-cell office:value-type="float" office:value="83456" calcext:value-type="float">
            <text:p>83456</text:p>
          </table:table-cell>
          <table:table-cell office:value-type="float" office:value="83457" calcext:value-type="float">
            <text:p>83457</text:p>
          </table:table-cell>
          <table:table-cell table:formula="of:=[.Y9]/[.X9]" office:value-type="float" office:value="1.00001198236196" calcext:value-type="float">
            <text:p>1.0000119824</text:p>
          </table:table-cell>
        </table:table-row>
        <table:table-row table:style-name="ro7">
          <table:table-cell table:style-name="ce12" office:value-type="string" calcext:value-type="string">
            <text:p>Mgn/M0,6.data/M0,6-D6.sms.gz</text:p>
          </table:table-cell>
          <table:table-cell table:style-name="ce17" office:value-type="float" office:value="49800" calcext:value-type="float">
            <text:p>49800</text:p>
          </table:table-cell>
          <table:table-cell table:style-name="ce19" office:value-type="float" office:value="291960" calcext:value-type="float">
            <text:p>291960</text:p>
          </table:table-cell>
          <table:table-cell table:style-name="ce7" office:value-type="float" office:value="1020240" calcext:value-type="float">
            <text:p>1020240</text:p>
          </table:table-cell>
          <table:table-cell table:style-name="ce23" table:formula="of:=[.B10]*[.C10]/[.D10]" office:value-type="float" office:value="14251.1644318984" calcext:value-type="float">
            <text:p>14,251.16</text:p>
          </table:table-cell>
          <table:table-cell office:value-type="float" office:value="41220" calcext:value-type="float">
            <text:p>41220</text:p>
          </table:table-cell>
          <table:table-cell office:value-type="float" office:value="2531" calcext:value-type="float">
            <text:p>2531</text:p>
          </table:table-cell>
          <table:table-cell office:value-type="float" office:value="2522" calcext:value-type="float">
            <text:p>2522</text:p>
          </table:table-cell>
          <table:table-cell table:formula="of:=[.F10]-[.G10]" office:value-type="float" office:value="38689" calcext:value-type="float">
            <text:p>38689</text:p>
          </table:table-cell>
          <table:table-cell table:formula="of:=[.G10]-[.H10]" office:value-type="float" office:value="9" calcext:value-type="float">
            <text:p>9</text:p>
          </table:table-cell>
          <table:table-cell table:style-name="ce7" office:value-type="float" office:value="163548" calcext:value-type="float">
            <text:p>163548</text:p>
          </table:table-cell>
          <table:table-cell table:style-name="ce30" table:formula="of:=[.F10]^2/[.K10]" office:value-type="float" office:value="10388.9280211314" calcext:value-type="float">
            <text:p>10,388.93</text:p>
          </table:table-cell>
          <table:table-cell table:style-name="ce10" table:formula="of:=[.B10]/[.F10]" office:value-type="float" office:value="1.20815138282387" calcext:value-type="float">
            <text:p>1.2</text:p>
          </table:table-cell>
          <table:table-cell table:style-name="ce10" table:formula="of:=[.C10]/[.F10]" office:value-type="float" office:value="7.08296943231441" calcext:value-type="float">
            <text:p>7.1</text:p>
          </table:table-cell>
          <table:table-cell table:style-name="ce10" table:formula="of:=[.M10]*[.N10]" office:value-type="float" office:value="8.55729931414987" calcext:value-type="float">
            <text:p>8.6</text:p>
          </table:table-cell>
          <table:table-cell table:formula="of:=1 - (1-1/[.E10])^[.O10]" office:value-type="float" office:value="0.000600303979584549" calcext:value-type="float">
            <text:p>0.000600304</text:p>
          </table:table-cell>
          <table:table-cell table:style-name="ce9" table:formula="of:=[.F10]^2*[.P10]" office:value-type="float" office:value="1019969.52818594" calcext:value-type="float">
            <text:p>1019970</text:p>
          </table:table-cell>
          <table:table-cell table:style-name="ce30" table:formula="of:=[.Q10]/[.K10]" office:value-type="float" office:value="6.23651483470262" calcext:value-type="float">
            <text:p>6.24</text:p>
          </table:table-cell>
          <table:table-cell office:value-type="float" office:value="5184" calcext:value-type="float">
            <text:p>5184</text:p>
          </table:table-cell>
          <table:table-cell table:formula="of:=[.S10]/([.F10]^2)" office:value-type="float" office:value="0.00000305104784424401" calcext:value-type="float">
            <text:p>0.000003051</text:p>
          </table:table-cell>
          <table:table-cell table:style-name="ce10" table:formula="of:=[.K10]/[.S10]" office:value-type="float" office:value="31.5486111111111" calcext:value-type="float">
            <text:p>31.5</text:p>
          </table:table-cell>
          <table:table-cell office:value-type="float" office:value="40139" calcext:value-type="float">
            <text:p>40139</text:p>
          </table:table-cell>
          <table:table-cell table:formula="of:=[.V10]/[.F10]" office:value-type="float" office:value="0.973774866569626" calcext:value-type="float">
            <text:p>0.9737748666</text:p>
          </table:table-cell>
          <table:table-cell office:value-type="float" office:value="82643" calcext:value-type="float">
            <text:p>82643</text:p>
          </table:table-cell>
          <table:table-cell office:value-type="float" office:value="83003" calcext:value-type="float">
            <text:p>83003</text:p>
          </table:table-cell>
          <table:table-cell table:formula="of:=[.Y10]/[.X10]" office:value-type="float" office:value="1.00435608581489" calcext:value-type="float">
            <text:p>1.0043560858</text:p>
          </table:table-cell>
        </table:table-row>
        <table:table-row table:style-name="ro8">
          <table:table-cell table:style-name="ce16" office:value-type="string" calcext:value-type="string">
            <text:p>Homology/mk13.b5.135135x270270.sms.gz</text:p>
          </table:table-cell>
          <table:table-cell table:style-name="ce20" office:value-type="float" office:value="135135" calcext:value-type="float">
            <text:p>135135</text:p>
          </table:table-cell>
          <table:table-cell table:style-name="ce20" office:value-type="float" office:value="270270" calcext:value-type="float">
            <text:p>270270</text:p>
          </table:table-cell>
          <table:table-cell table:style-name="ce22" office:value-type="float" office:value="810810" calcext:value-type="float">
            <text:p>810810</text:p>
          </table:table-cell>
          <table:table-cell table:style-name="ce24" table:formula="of:=[.B11]*[.C11]/[.D11]" office:value-type="float" office:value="45045" calcext:value-type="float">
            <text:p>45,045.00</text:p>
          </table:table-cell>
          <table:table-cell table:style-name="ce27" office:value-type="float" office:value="104462" calcext:value-type="float">
            <text:p>10446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F11]-[.G11]" office:value-type="float" office:value="104462" calcext:value-type="float">
            <text:p>104462</text:p>
          </table:table-cell>
          <table:table-cell table:style-name="ce29" table:formula="of:=[.G11]-[.H11]" office:value-type="float" office:value="0" calcext:value-type="float">
            <text:p>0</text:p>
          </table:table-cell>
          <table:table-cell office:value-type="float" office:value="392179" calcext:value-type="float">
            <text:p>392179</text:p>
          </table:table-cell>
          <table:table-cell table:style-name="ce30" table:formula="of:=[.F11]^2/[.K11]" office:value-type="float" office:value="27824.8183712029" calcext:value-type="float">
            <text:p>27,824.82</text:p>
          </table:table-cell>
          <table:table-cell table:style-name="ce10" table:formula="of:=[.B11]/[.F11]" office:value-type="float" office:value="1.29362830502958" calcext:value-type="float">
            <text:p>1.3</text:p>
          </table:table-cell>
          <table:table-cell table:style-name="ce10" table:formula="of:=[.C11]/[.F11]" office:value-type="float" office:value="2.58725661005916" calcext:value-type="float">
            <text:p>2.6</text:p>
          </table:table-cell>
          <table:table-cell table:style-name="ce10" table:formula="of:=[.M11]*[.N11]" office:value-type="float" office:value="3.34694838314741" calcext:value-type="float">
            <text:p>3.3</text:p>
          </table:table-cell>
          <table:table-cell table:formula="of:=1 - (1-1/[.E11])^[.O11]" office:value-type="float" office:value="0.0000743003927660135" calcext:value-type="float">
            <text:p>7.43003927660135E-005</text:p>
          </table:table-cell>
          <table:table-cell table:style-name="ce9" table:formula="of:=[.F11]^2*[.P11]" office:value-type="float" office:value="810788.877673479" calcext:value-type="float">
            <text:p>810789</text:p>
          </table:table-cell>
          <table:table-cell table:style-name="ce30" table:formula="of:=[.Q11]/[.K11]" office:value-type="float" office:value="2.0673949336233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table:formula="of:=[.S11]/([.F11]^2)" office:value-type="float" office:value="0.000000000183279260019489" calcext:value-type="float">
            <text:p>1.83279260019489E-010</text:p>
          </table:table-cell>
          <table:table-cell table:style-name="ce10" table:formula="of:=[.K11]/[.S11]" office:value-type="float" office:value="196089.5" calcext:value-type="float">
            <text:p>196,089.5</text:p>
          </table:table-cell>
          <table:table-cell office:value-type="float" office:value="104461" calcext:value-type="float">
            <text:p>104461</text:p>
          </table:table-cell>
          <table:table-cell table:formula="of:=[.V11]/[.F11]" office:value-type="float" office:value="0.99999042714097" calcext:value-type="float">
            <text:p>0.9999904271</text:p>
          </table:table-cell>
          <table:table-cell table:number-columns-repeated="2" office:value-type="float" office:value="204348" calcext:value-type="float">
            <text:p>204348</text:p>
          </table:table-cell>
          <table:table-cell table:formula="of:=[.Y11]/[.X11]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argulies/kneser_10_4_1.sms.gz</text:p>
          </table:table-cell>
          <table:table-cell table:style-name="ce18" office:value-type="float" office:value="349651" calcext:value-type="float">
            <text:p>349651</text:p>
          </table:table-cell>
          <table:table-cell table:style-name="ce18" office:value-type="float" office:value="330751" calcext:value-type="float">
            <text:p>330751</text:p>
          </table:table-cell>
          <table:table-cell office:value-type="float" office:value="992252" calcext:value-type="float">
            <text:p>992252</text:p>
          </table:table-cell>
          <table:table-cell table:style-name="ce23" table:formula="of:=[.B12]*[.C12]/[.D12]" office:value-type="float" office:value="116550.45079375" calcext:value-type="float">
            <text:p>116,550.45</text:p>
          </table:table-cell>
          <table:table-cell office:value-type="float" office:value="312642" calcext:value-type="float">
            <text:p>312642</text:p>
          </table:table-cell>
          <table:table-cell office:value-type="float" office:value="3430" calcext:value-type="float">
            <text:p>3430</text:p>
          </table:table-cell>
          <table:table-cell office:value-type="float" office:value="3421" calcext:value-type="float">
            <text:p>3421</text:p>
          </table:table-cell>
          <table:table-cell table:formula="of:=[.F12]-[.G12]" office:value-type="float" office:value="309212" calcext:value-type="float">
            <text:p>309212</text:p>
          </table:table-cell>
          <table:table-cell table:formula="of:=[.G12]-[.H12]" office:value-type="float" office:value="9" calcext:value-type="float">
            <text:p>9</text:p>
          </table:table-cell>
          <table:table-cell office:value-type="float" office:value="951920" calcext:value-type="float">
            <text:p>951920</text:p>
          </table:table-cell>
          <table:table-cell table:style-name="ce30" table:formula="of:=[.F12]^2/[.K12]" office:value-type="float" office:value="102681.969245315" calcext:value-type="float">
            <text:p>102,681.97</text:p>
          </table:table-cell>
          <table:table-cell table:style-name="ce10" table:formula="of:=[.B12]/[.F12]" office:value-type="float" office:value="1.11837501039528" calcext:value-type="float">
            <text:p>1.1</text:p>
          </table:table-cell>
          <table:table-cell table:style-name="ce10" table:formula="of:=[.C12]/[.F12]" office:value-type="float" office:value="1.05792248002508" calcext:value-type="float">
            <text:p>1.1</text:p>
          </table:table-cell>
          <table:table-cell table:style-name="ce10" table:formula="of:=[.M12]*[.N12]" office:value-type="float" office:value="1.18315406459544" calcext:value-type="float">
            <text:p>1.2</text:p>
          </table:table-cell>
          <table:table-cell table:formula="of:=1 - (1-1/[.E12])^[.O12]" office:value-type="float" office:value="0.0000101514247855539" calcext:value-type="float">
            <text:p>1.01514247855539E-005</text:p>
          </table:table-cell>
          <table:table-cell table:style-name="ce9" table:formula="of:=[.F12]^2*[.P12]" office:value-type="float" office:value="992251.220357292" calcext:value-type="float">
            <text:p>992251</text:p>
          </table:table-cell>
          <table:table-cell table:style-name="ce30" table:formula="of:=[.Q12]/[.K12]" office:value-type="float" office:value="1.04236828762637" calcext:value-type="float">
            <text:p>1.04</text:p>
          </table:table-cell>
          <table:table-cell office:value-type="float" office:value="12784" calcext:value-type="float">
            <text:p>12784</text:p>
          </table:table-cell>
          <table:table-cell table:formula="of:=[.S12]/([.F12]^2)" office:value-type="float" office:value="0.00000013078927170459" calcext:value-type="float">
            <text:p>1.3078927170459E-007</text:p>
          </table:table-cell>
          <table:table-cell table:style-name="ce10" table:formula="of:=[.K12]/[.S12]" office:value-type="float" office:value="74.4618272841051" calcext:value-type="float">
            <text:p>74.5</text:p>
          </table:table-cell>
          <table:table-cell office:value-type="float" office:value="271272" calcext:value-type="float">
            <text:p>271272</text:p>
          </table:table-cell>
          <table:table-cell table:formula="of:=[.V12]/[.F12]" office:value-type="float" office:value="0.867676127967452" calcext:value-type="float">
            <text:p>0.867676128</text:p>
          </table:table-cell>
          <table:table-cell office:value-type="float" office:value="333520" calcext:value-type="float">
            <text:p>333520</text:p>
          </table:table-cell>
          <table:table-cell office:value-type="float" office:value="1209501" calcext:value-type="float">
            <text:p>1209501</text:p>
          </table:table-cell>
          <table:table-cell table:formula="of:=[.Y12]/[.X12]" office:value-type="float" office:value="3.62647217558167" calcext:value-type="float">
            <text:p>3.6264721756</text:p>
          </table:table-cell>
        </table:table-row>
        <table:table-row table:style-name="ro1">
          <table:table-cell table:style-name="ce15" office:value-type="string" calcext:value-type="string">
            <text:p>Mgn/M0,6.data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3]*[.C13]/[.D13]" office:value-type="float" office:value="60980.6901920083" calcext:value-type="float">
            <text:p>60,980.69</text:p>
          </table:table-cell>
          <table:table-cell office:value-type="float" office:value="183756" calcext:value-type="float">
            <text:p>183756</text:p>
          </table:table-cell>
          <table:table-cell office:value-type="float" office:value="31115" calcext:value-type="float">
            <text:p>31115</text:p>
          </table:table-cell>
          <table:table-cell office:value-type="float" office:value="31106" calcext:value-type="float">
            <text:p>31106</text:p>
          </table:table-cell>
          <table:table-cell table:formula="of:=[.F13]-[.G13]" office:value-type="float" office:value="152641" calcext:value-type="float">
            <text:p>152641</text:p>
          </table:table-cell>
          <table:table-cell table:formula="of:=[.G13]-[.H13]" office:value-type="float" office:value="9" calcext:value-type="float">
            <text:p>9</text:p>
          </table:table-cell>
          <table:table-cell office:value-type="float" office:value="1055592" calcext:value-type="float">
            <text:p>1055592</text:p>
          </table:table-cell>
          <table:table-cell table:style-name="ce30" table:formula="of:=[.F13]^2/[.K13]" office:value-type="float" office:value="31987.9911329377" calcext:value-type="float">
            <text:p>31,987.99</text:p>
          </table:table-cell>
          <table:table-cell table:style-name="ce10" table:formula="of:=[.B13]/[.F13]" office:value-type="float" office:value="1.60255991641089" calcext:value-type="float">
            <text:p>1.6</text:p>
          </table:table-cell>
          <table:table-cell table:style-name="ce10" table:formula="of:=[.C13]/[.F13]" office:value-type="float" office:value="4.6906223470254" calcext:value-type="float">
            <text:p>4.7</text:p>
          </table:table-cell>
          <table:table-cell table:style-name="ce10" table:formula="of:=[.M13]*[.N13]" office:value-type="float" office:value="7.5170033563641" calcext:value-type="float">
            <text:p>7.5</text:p>
          </table:table-cell>
          <table:table-cell table:formula="of:=1 - (1-1/[.E13])^[.O13]" office:value-type="float" office:value="0.000123261997755364" calcext:value-type="float">
            <text:p>0.000123262</text:p>
          </table:table-cell>
          <table:table-cell table:style-name="ce9" table:formula="of:=[.F13]^2*[.P13]" office:value-type="float" office:value="4162097.59322945" calcext:value-type="float">
            <text:p>4162098</text:p>
          </table:table-cell>
          <table:table-cell table:style-name="ce30" table:formula="of:=[.Q13]/[.K13]" office:value-type="float" office:value="3.94290369122677" calcext:value-type="float">
            <text:p>3.94</text:p>
          </table:table-cell>
          <table:table-cell office:value-type="float" office:value="165423" calcext:value-type="float">
            <text:p>165423</text:p>
          </table:table-cell>
          <table:table-cell table:formula="of:=[.S13]/([.F13]^2)" office:value-type="float" office:value="0.00000489906086965738" calcext:value-type="float">
            <text:p>4.89906086965738E-006</text:p>
          </table:table-cell>
          <table:table-cell table:style-name="ce10" table:formula="of:=[.K13]/[.S13]" office:value-type="float" office:value="6.38116827768811" calcext:value-type="float">
            <text:p>6.4</text:p>
          </table:table-cell>
          <table:table-cell office:value-type="float" office:value="183035" calcext:value-type="float">
            <text:p>183035</text:p>
          </table:table-cell>
          <table:table-cell table:formula="of:=[.V13]/[.F13]" office:value-type="float" office:value="0.996076318596399" calcext:value-type="float">
            <text:p>0.9960763186</text:p>
          </table:table-cell>
          <table:table-cell office:value-type="float" office:value="489431" calcext:value-type="float">
            <text:p>489431</text:p>
          </table:table-cell>
          <table:table-cell office:value-type="float" office:value="114944800" calcext:value-type="float">
            <text:p>114944800</text:p>
          </table:table-cell>
          <table:table-cell table:formula="of:=[.Y13]/[.X13]" office:value-type="float" office:value="234.853942639514" calcext:value-type="float">
            <text:p>234.8539426395</text:p>
          </table:table-cell>
        </table:table-row>
        <table:table-row table:style-name="ro1">
          <table:table-cell table:style-name="ce15" office:value-type="string" calcext:value-type="string">
            <text:p>Mgn/PPAM2011/M0,6-D7.sms.gz</text:p>
          </table:table-cell>
          <table:table-cell table:style-name="ce18" office:value-type="float" office:value="294480" calcext:value-type="float">
            <text:p>294480</text:p>
          </table:table-cell>
          <table:table-cell table:style-name="ce17" office:value-type="float" office:value="861930" calcext:value-type="float">
            <text:p>861930</text:p>
          </table:table-cell>
          <table:table-cell office:value-type="float" office:value="4162320" calcext:value-type="float">
            <text:p>4162320</text:p>
          </table:table-cell>
          <table:table-cell table:style-name="ce23" table:formula="of:=[.B14]*[.C14]/[.D14]" office:value-type="float" office:value="60980.6901920083" calcext:value-type="float">
            <text:p>60,980.69</text:p>
          </table:table-cell>
          <table:table-cell office:value-type="float" office:value="180424" calcext:value-type="float">
            <text:p>180424</text:p>
          </table:table-cell>
          <table:table-cell office:value-type="float" office:value="29674" calcext:value-type="float">
            <text:p>29674</text:p>
          </table:table-cell>
          <table:table-cell office:value-type="float" office:value="29665" calcext:value-type="float">
            <text:p>29665</text:p>
          </table:table-cell>
          <table:table-cell table:formula="of:=[.F14]-[.G14]" office:value-type="float" office:value="150750" calcext:value-type="float">
            <text:p>150750</text:p>
          </table:table-cell>
          <table:table-cell table:formula="of:=[.G14]-[.H14]" office:value-type="float" office:value="9" calcext:value-type="float">
            <text:p>9</text:p>
          </table:table-cell>
          <table:table-cell office:value-type="float" office:value="1038826" calcext:value-type="float">
            <text:p>1038826</text:p>
          </table:table-cell>
          <table:table-cell table:style-name="ce30" table:formula="of:=[.F14]^2/[.K14]" office:value-type="float" office:value="31336.1619520497" calcext:value-type="float">
            <text:p>31,336.16</text:p>
          </table:table-cell>
          <table:table-cell table:style-name="ce10" table:formula="of:=[.B14]/[.F14]" office:value-type="float" office:value="1.63215536735689" calcext:value-type="float">
            <text:p>1.6</text:p>
          </table:table-cell>
          <table:table-cell table:style-name="ce10" table:formula="of:=[.C14]/[.F14]" office:value-type="float" office:value="4.77724692945506" calcext:value-type="float">
            <text:p>4.8</text:p>
          </table:table-cell>
          <table:table-cell table:style-name="ce10" table:formula="of:=[.M14]*[.N14]" office:value-type="float" office:value="7.79720921709931" calcext:value-type="float">
            <text:p>7.8</text:p>
          </table:table-cell>
          <table:table-cell table:formula="of:=1 - (1-1/[.E14])^[.O14]" office:value-type="float" office:value="0.000127856451748176" calcext:value-type="float">
            <text:p>0.0001278565</text:p>
          </table:table-cell>
          <table:table-cell table:style-name="ce9" table:formula="of:=[.F14]^2*[.P14]" office:value-type="float" office:value="4162088.03095722" calcext:value-type="float">
            <text:p>4162088</text:p>
          </table:table-cell>
          <table:table-cell table:style-name="ce30" table:formula="of:=[.Q14]/[.K14]" office:value-type="float" office:value="4.00653047859528" calcext:value-type="float">
            <text:p>4.01</text:p>
          </table:table-cell>
          <table:table-cell office:value-type="float" office:value="161423" calcext:value-type="float">
            <text:p>161423</text:p>
          </table:table-cell>
          <table:table-cell table:formula="of:=[.S14]/([.F14]^2)" office:value-type="float" office:value="0.00000495880237444165" calcext:value-type="float">
            <text:p>4.95880237444165E-006</text:p>
          </table:table-cell>
          <table:table-cell table:style-name="ce10" table:formula="of:=[.K14]/[.S14]" office:value-type="float" office:value="6.43542741740644" calcext:value-type="float">
            <text:p>6.4</text:p>
          </table:table-cell>
          <table:table-cell office:value-type="float" office:value="180422" calcext:value-type="float">
            <text:p>180422</text:p>
          </table:table-cell>
          <table:table-cell table:formula="of:=[.V14]/[.F14]" office:value-type="float" office:value="0.999988915000222" calcext:value-type="float">
            <text:p>0.999988915</text:p>
          </table:table-cell>
          <table:table-cell office:value-type="float" office:value="260267" calcext:value-type="float">
            <text:p>260267</text:p>
          </table:table-cell>
          <table:table-cell office:value-type="float" office:value="166137012" calcext:value-type="float">
            <text:p>166137012</text:p>
          </table:table-cell>
          <table:table-cell table:formula="of:=[.Y14]/[.X14]" office:value-type="float" office:value="638.332988815332" calcext:value-type="float">
            <text:p>638.3329888153</text:p>
          </table:table-cell>
        </table:table-row>
        <table:table-row table:style-name="ro1">
          <table:table-cell table:style-name="ce12" office:value-type="string" calcext:value-type="string">
            <text:p>Mgn/PPAM2011/M0,6-D8.sms.gz</text:p>
          </table:table-cell>
          <table:table-cell table:style-name="ce18" office:value-type="float" office:value="862290" calcext:value-type="float">
            <text:p>862290</text:p>
          </table:table-cell>
          <table:table-cell table:style-name="ce18" office:value-type="float" office:value="1395840" calcext:value-type="float">
            <text:p>1395840</text:p>
          </table:table-cell>
          <table:table-cell office:value-type="float" office:value="8498160" calcext:value-type="float">
            <text:p>8498160</text:p>
          </table:table-cell>
          <table:table-cell table:style-name="ce23" table:formula="of:=[.B15]*[.C15]/[.D15]" office:value-type="float" office:value="141632.879776328" calcext:value-type="float">
            <text:p>141,632.88</text:p>
          </table:table-cell>
          <table:table-cell office:value-type="float" office:value="155163" calcext:value-type="float">
            <text:p>155163</text:p>
          </table:table-cell>
          <table:table-cell office:value-type="float" office:value="21867" calcext:value-type="float">
            <text:p>21867</text:p>
          </table:table-cell>
          <table:table-cell office:value-type="float" office:value="21855" calcext:value-type="float">
            <text:p>21855</text:p>
          </table:table-cell>
          <table:table-cell table:formula="of:=[.F15]-[.G15]" office:value-type="float" office:value="133296" calcext:value-type="float">
            <text:p>133296</text:p>
          </table:table-cell>
          <table:table-cell table:formula="of:=[.G15]-[.H15]" office:value-type="float" office:value="12" calcext:value-type="float">
            <text:p>12</text:p>
          </table:table-cell>
          <table:table-cell office:value-type="float" office:value="752228" calcext:value-type="float">
            <text:p>752228</text:p>
          </table:table-cell>
          <table:table-cell table:style-name="ce30" table:formula="of:=[.F15]^2/[.K15]" office:value-type="float" office:value="32005.6639330097" calcext:value-type="float">
            <text:p>32,005.66</text:p>
          </table:table-cell>
          <table:table-cell table:style-name="ce10" table:formula="of:=[.B15]/[.F15]" office:value-type="float" office:value="5.55731714390673" calcext:value-type="float">
            <text:p>5.6</text:p>
          </table:table-cell>
          <table:table-cell table:style-name="ce10" table:formula="of:=[.C15]/[.F15]" office:value-type="float" office:value="8.99595908818468" calcext:value-type="float">
            <text:p>9.0</text:p>
          </table:table-cell>
          <table:table-cell table:style-name="ce10" table:formula="of:=[.M15]*[.N15]" office:value-type="float" office:value="49.9933976666523" calcext:value-type="float">
            <text:p>50.0</text:p>
          </table:table-cell>
          <table:table-cell table:formula="of:=1 - (1-1/[.E15])^[.O15]" office:value-type="float" office:value="0.000352917711677447" calcext:value-type="float">
            <text:p>0.0003529177</text:p>
          </table:table-cell>
          <table:table-cell table:style-name="ce9" table:formula="of:=[.F15]^2*[.P15]" office:value-type="float" office:value="8496690.33169242" calcext:value-type="float">
            <text:p>8496690</text:p>
          </table:table-cell>
          <table:table-cell table:style-name="ce30" table:formula="of:=[.Q15]/[.K15]" office:value-type="float" office:value="11.2953656759552" calcext:value-type="float">
            <text:p>11.30</text:p>
          </table:table-cell>
          <table:table-cell office:value-type="float" office:value="113691" calcext:value-type="float">
            <text:p>113691</text:p>
          </table:table-cell>
          <table:table-cell table:formula="of:=[.S15]/([.F15]^2)" office:value-type="float" office:value="0.00000472225843145782" calcext:value-type="float">
            <text:p>4.72225843145782E-006</text:p>
          </table:table-cell>
          <table:table-cell table:style-name="ce10" table:formula="of:=[.K15]/[.S15]" office:value-type="float" office:value="6.6164252227529" calcext:value-type="float">
            <text:p>6.6</text:p>
          </table:table-cell>
          <table:table-cell office:value-type="float" office:value="153362" calcext:value-type="float">
            <text:p>153362</text:p>
          </table:table-cell>
          <table:table-cell table:formula="of:=[.V15]/[.F15]" office:value-type="float" office:value="0.98839285138854" calcext:value-type="float">
            <text:p>0.9883928514</text:p>
          </table:table-cell>
          <table:table-cell office:value-type="float" office:value="422691" calcext:value-type="float">
            <text:p>422691</text:p>
          </table:table-cell>
          <table:table-cell office:value-type="float" office:value="179461413" calcext:value-type="float">
            <text:p>179461413</text:p>
          </table:table-cell>
          <table:table-cell table:formula="of:=[.Y15]/[.X15]" office:value-type="float" office:value="424.568805581382" calcext:value-type="float">
            <text:p>424.5688055814</text:p>
          </table:table-cell>
        </table:table-row>
        <table:table-row table:style-name="ro7">
          <table:table-cell table:style-name="ce12" office:value-type="string" calcext:value-type="string">
            <text:p>Mgn/M0,6.data/M0,6-D8.sms.gz</text:p>
          </table:table-cell>
          <table:table-cell table:style-name="ce17" office:value-type="float" office:value="862290" calcext:value-type="float">
            <text:p>862290</text:p>
          </table:table-cell>
          <table:table-cell table:style-name="ce17" office:value-type="float" office:value="1395840" calcext:value-type="float">
            <text:p>1395840</text:p>
          </table:table-cell>
          <table:table-cell table:style-name="ce7" office:value-type="float" office:value="8498160" calcext:value-type="float">
            <text:p>8498160</text:p>
          </table:table-cell>
          <table:table-cell table:style-name="ce23" table:formula="of:=[.B16]*[.C16]/[.D16]" office:value-type="float" office:value="141632.879776328" calcext:value-type="float">
            <text:p>141,632.88</text:p>
          </table:table-cell>
          <table:table-cell office:value-type="float" office:value="192067" calcext:value-type="float">
            <text:p>192067</text:p>
          </table:table-cell>
          <table:table-cell office:value-type="float" office:value="33048" calcext:value-type="float">
            <text:p>33048</text:p>
          </table:table-cell>
          <table:table-cell office:value-type="float" office:value="33015" calcext:value-type="float">
            <text:p>33015</text:p>
          </table:table-cell>
          <table:table-cell table:formula="of:=[.F16]-[.G16]" office:value-type="float" office:value="159019" calcext:value-type="float">
            <text:p>159019</text:p>
          </table:table-cell>
          <table:table-cell table:formula="of:=[.G16]-[.H16]" office:value-type="float" office:value="33" calcext:value-type="float">
            <text:p>33</text:p>
          </table:table-cell>
          <table:table-cell office:value-type="float" office:value="1146860" calcext:value-type="float">
            <text:p>1146860</text:p>
          </table:table-cell>
          <table:table-cell table:style-name="ce30" table:formula="of:=[.F16]^2/[.K16]" office:value-type="float" office:value="32165.8550206651" calcext:value-type="float">
            <text:p>32,165.86</text:p>
          </table:table-cell>
          <table:table-cell table:style-name="ce10" table:formula="of:=[.B16]/[.F16]" office:value-type="float" office:value="4.48952709210848" calcext:value-type="float">
            <text:p>4.5</text:p>
          </table:table-cell>
          <table:table-cell table:style-name="ce10" table:formula="of:=[.C16]/[.F16]" office:value-type="float" office:value="7.2674639578897" calcext:value-type="float">
            <text:p>7.3</text:p>
          </table:table-cell>
          <table:table-cell table:style-name="ce10" table:formula="of:=[.M16]*[.N16]" office:value-type="float" office:value="32.6274763298677" calcext:value-type="float">
            <text:p>32.6</text:p>
          </table:table-cell>
          <table:table-cell table:formula="of:=1 - (1-1/[.E16])^[.O16]" office:value-type="float" office:value="0.00023034081978579" calcext:value-type="float">
            <text:p>0.0002303408</text:p>
          </table:table-cell>
          <table:table-cell table:style-name="ce9" table:formula="of:=[.F16]^2*[.P16]" office:value-type="float" office:value="8497211.22319476" calcext:value-type="float">
            <text:p>8497211</text:p>
          </table:table-cell>
          <table:table-cell table:style-name="ce30" table:formula="of:=[.Q16]/[.K16]" office:value-type="float" office:value="7.40910941457089" calcext:value-type="float">
            <text:p>7.41</text:p>
          </table:table-cell>
          <table:table-cell office:value-type="float" office:value="202208" calcext:value-type="float">
            <text:p>202208</text:p>
          </table:table-cell>
          <table:table-cell table:formula="of:=[.S16]/([.F16]^2)" office:value-type="float" office:value="0.00000548141681592014" calcext:value-type="float">
            <text:p>5.48141681592014E-006</text:p>
          </table:table-cell>
          <table:table-cell table:style-name="ce10" table:formula="of:=[.K16]/[.S16]" office:value-type="float" office:value="5.67168460199399" calcext:value-type="float">
            <text:p>5.7</text:p>
          </table:table-cell>
          <table:table-cell office:value-type="float" office:value="185582" calcext:value-type="float">
            <text:p>185582</text:p>
          </table:table-cell>
          <table:table-cell table:formula="of:=[.V16]/[.F16]" office:value-type="float" office:value="0.966235740653001" calcext:value-type="float">
            <text:p>0.9662357407</text:p>
          </table:table-cell>
          <table:table-cell office:value-type="float" office:value="592387" calcext:value-type="float">
            <text:p>592387</text:p>
          </table:table-cell>
          <table:table-cell office:value-type="float" office:value="539720591" calcext:value-type="float">
            <text:p>539720591</text:p>
          </table:table-cell>
          <table:table-cell table:formula="of:=[.Y16]/[.X16]" office:value-type="float" office:value="911.094590191885" calcext:value-type="float">
            <text:p>911.0945901919</text:p>
          </table:table-cell>
        </table:table-row>
        <table:table-row table:style-name="ro1">
          <table:table-cell table:style-name="ce13" office:value-type="string" calcext:value-type="string">
            <text:p>Relat/relat9.sms.gz</text:p>
          </table:table-cell>
          <table:table-cell table:style-name="ce19" office:value-type="float" office:value="9746232" calcext:value-type="float">
            <text:p>9746232</text:p>
          </table:table-cell>
          <table:table-cell table:style-name="ce19" office:value-type="float" office:value="274667" calcext:value-type="float">
            <text:p>274667</text:p>
          </table:table-cell>
          <table:table-cell office:value-type="float" office:value="38955420" calcext:value-type="float">
            <text:p>38955420</text:p>
          </table:table-cell>
          <table:table-cell table:style-name="ce23" table:formula="of:=[.B17]*[.C17]/[.D17]" office:value-type="float" office:value="68718.7637752077" calcext:value-type="float">
            <text:p>68,718.76</text:p>
          </table:table-cell>
          <table:table-cell office:value-type="float" office:value="190135" calcext:value-type="float">
            <text:p>190135</text:p>
          </table:table-cell>
          <table:table-cell office:value-type="float" office:value="73529" calcext:value-type="float">
            <text:p>73529</text:p>
          </table:table-cell>
          <table:table-cell office:value-type="float" office:value="73459" calcext:value-type="float">
            <text:p>73459</text:p>
          </table:table-cell>
          <table:table-cell table:formula="of:=[.F17]-[.G17]" office:value-type="float" office:value="116606" calcext:value-type="float">
            <text:p>116606</text:p>
          </table:table-cell>
          <table:table-cell table:formula="of:=[.G17]-[.H17]" office:value-type="float" office:value="70" calcext:value-type="float">
            <text:p>70</text:p>
          </table:table-cell>
          <table:table-cell office:value-type="float" office:value="938739" calcext:value-type="float">
            <text:p>938739</text:p>
          </table:table-cell>
          <table:table-cell table:style-name="ce30" table:formula="of:=[.F17]^2/[.K17]" office:value-type="float" office:value="38510.5106158368" calcext:value-type="float">
            <text:p>38,510.51</text:p>
          </table:table-cell>
          <table:table-cell table:style-name="ce10" table:formula="of:=[.B17]/[.F17]" office:value-type="float" office:value="51.2595366450154" calcext:value-type="float">
            <text:p>51.3</text:p>
          </table:table-cell>
          <table:table-cell table:style-name="ce10" table:formula="of:=[.C17]/[.F17]" office:value-type="float" office:value="1.44458937071028" calcext:value-type="float">
            <text:p>1.4</text:p>
          </table:table-cell>
          <table:table-cell table:style-name="ce10" table:formula="of:=[.M17]*[.N17]" office:value-type="float" office:value="74.0489817849236" calcext:value-type="float">
            <text:p>74.0</text:p>
          </table:table-cell>
          <table:table-cell table:formula="of:=1 - (1-1/[.E17])^[.O17]" office:value-type="float" office:value="0.0010769931519784" calcext:value-type="float">
            <text:p>0.0010769932</text:p>
          </table:table-cell>
          <table:table-cell table:style-name="ce9" table:formula="of:=[.F17]^2*[.P17]" office:value-type="float" office:value="38934722.1633169" calcext:value-type="float">
            <text:p>38934722</text:p>
          </table:table-cell>
          <table:table-cell table:style-name="ce30" table:formula="of:=[.Q17]/[.K17]" office:value-type="float" office:value="41.4755562124477" calcext:value-type="float">
            <text:p>41.48</text:p>
          </table:table-cell>
          <table:table-cell office:value-type="float" office:value="284304" calcext:value-type="float">
            <text:p>284304</text:p>
          </table:table-cell>
          <table:table-cell table:formula="of:=[.S17]/([.F17]^2)" office:value-type="float" office:value="0.00000786427754115459" calcext:value-type="float">
            <text:p>7.86427754115459E-006</text:p>
          </table:table-cell>
          <table:table-cell table:style-name="ce10" table:formula="of:=[.K17]/[.S17]" office:value-type="float" office:value="3.30188460239743" calcext:value-type="float">
            <text:p>3.3</text:p>
          </table:table-cell>
          <table:table-cell office:value-type="float" office:value="190127" calcext:value-type="float">
            <text:p>190127</text:p>
          </table:table-cell>
          <table:table-cell table:formula="of:=[.V17]/[.F17]" office:value-type="float" office:value="0.999957924632498" calcext:value-type="float">
            <text:p>0.9999579246</text:p>
          </table:table-cell>
          <table:table-cell office:value-type="float" office:value="606468" calcext:value-type="float">
            <text:p>606468</text:p>
          </table:table-cell>
          <table:table-cell office:value-type="float" office:value="1026975529" calcext:value-type="float">
            <text:p>1026975529</text:p>
          </table:table-cell>
          <table:table-cell table:formula="of:=[.Y17]/[.X17]" office:value-type="float" office:value="1693.37133863617" calcext:value-type="float">
            <text:p>1693.3713386362</text:p>
          </table:table-cell>
        </table:table-row>
        <table:table-row table:style-name="ro1">
          <table:table-cell table:number-columns-repeated="26"/>
        </table:table-row>
        <table:table-row table:style-name="ro5" table:number-rows-repeated="3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5" table:number-rows-repeated="3">
          <table:table-cell table:number-columns-repeated="26"/>
        </table:table-row>
        <table:table-row table:style-name="ro1">
          <table:table-cell table:number-columns-repeated="26"/>
        </table:table-row>
        <table:table-row table:style-name="ro5" table:number-rows-repeated="1048549">
          <table:table-cell table:number-columns-repeated="26"/>
        </table:table-row>
        <table:table-row table:style-name="ro5"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A1:Sheet1.AMJ17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Menlo" svg:font-family="Menlo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22">
      <number:number number: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0000-00-00T10:14:43.515455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8:01:07.246788000</meta:creation-date>
    <dc:date>2015-06-26T13:46:02.256387061</dc:date>
    <meta:editing-duration>PT8H58M2S</meta:editing-duration>
    <meta:editing-cycles>39</meta:editing-cycles>
    <meta:generator>LibreOffice/4.1.6.2$Linux_X86_64 LibreOffice_project/410m0$Build-2</meta:generator>
    <dc:creator>Claire Delaplace</dc:creator>
    <meta:document-statistic meta:table-count="2" meta:cell-count="595" meta:object-count="0"/>
  </office:meta>
</office:document-meta>
</file>